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1f1f1cf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1fee4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21a03e5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1e98d09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1e98d09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23bc40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2313e4c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da9c2d" officeooo:paragraph-rsid="004cf77c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a7ca9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21d7aa2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4aa0a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4aa0a" officeooo:paragraph-rsid="01fa533d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a533d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f7ee1f" officeooo:paragraph-rsid="01f7ee1f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a7ca9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a7ca9" officeooo:paragraph-rsid="021d7aa2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a7ca9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b3fa5" officeooo:paragraph-rsid="021b3fa5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1d76ae" officeooo:paragraph-rsid="0108beb1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27c83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05350b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2383cf3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2215ebe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5272a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2b8250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232bd9c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177f445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f7ee1f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e4cd9b" officeooo:paragraph-rsid="01e98d09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3fb03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217e28f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6ad8c" officeooo:paragraph-rsid="01747c8e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6ad8c" officeooo:paragraph-rsid="02313e4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88d2" officeooo:paragraph-rsid="0223bc40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3bc40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3bc40" officeooo:paragraph-rsid="0225272a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5272a" officeooo:paragraph-rsid="0225272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8a406" officeooo:paragraph-rsid="0228a406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6f52a" officeooo:paragraph-rsid="022b8250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228a94f" officeooo:paragraph-rsid="0232bd9c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137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42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43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officeooo:paragraph-rsid="00907ee1"/>
    </style:style>
    <style:style style:name="P145" style:family="paragraph" style:parent-style-name="Standard">
      <style:paragraph-properties fo:text-align="start" style:justify-single-word="false"/>
      <style:text-properties officeooo:paragraph-rsid="01dfe20d"/>
    </style:style>
    <style:style style:name="P146" style:family="paragraph" style:parent-style-name="Standard">
      <style:paragraph-properties fo:text-align="start" style:justify-single-word="false"/>
      <style:text-properties fo:font-weight="bold" officeooo:paragraph-rsid="022b8250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normal" officeooo:rsid="0164a3c3" officeooo:paragraph-rsid="02345b5f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ff" style:font-name="Jomolhari" fo:font-size="13pt" style:text-underline-style="none" fo:font-weight="normal" officeooo:rsid="02345b5f" officeooo:paragraph-rsid="02345b5f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5fec" officeooo:paragraph-rsid="022b8250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use-window-font-color="true" style:font-name="Jomolhari" fo:font-size="13pt" style:text-underline-style="none" fo:font-weight="normal" officeooo:rsid="022b8250" officeooo:paragraph-rsid="022b8250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margin-left="0in" fo:margin-right="0in" fo:text-indent="0in" style:auto-text-indent="false"/>
      <style:text-properties style:font-name="Jomolhari" fo:font-size="13pt" officeooo:paragraph-rsid="00288e6d" style:font-size-asian="13pt" style:font-size-complex="13pt"/>
    </style:style>
    <style:style style:name="P15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2345b5f" officeooo:paragraph-rsid="0164a3c3" style:font-size-asian="16pt" style:font-weight-asian="bold" style:font-size-complex="16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8749b1" officeooo:paragraph-rsid="018877fe" style:font-size-asian="16pt" style:font-weight-asian="bold" style:font-size-complex="16pt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5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56" style:family="paragraph" style:parent-style-name="Standard" style:list-style-name="L1">
      <style:paragraph-properties fo:text-align="start" style:justify-single-word="false"/>
      <style:text-properties officeooo:paragraph-rsid="022b8250"/>
    </style:style>
    <style:style style:name="P157" style:family="paragraph" style:parent-style-name="Standard" style:list-style-name="L1">
      <style:paragraph-properties fo:text-align="start" style:justify-single-word="false"/>
      <style:text-properties fo:font-weight="bold" officeooo:paragraph-rsid="022b8250" style:font-weight-asian="bold" style:font-weight-complex="bold"/>
    </style:style>
    <style:style style:name="P158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officeooo:rsid="007200c7"/>
    </style:style>
    <style:style style:name="T3" style:family="text">
      <style:text-properties style:font-name="FreeMono1" officeooo:rsid="00ad103c"/>
    </style:style>
    <style:style style:name="T4" style:family="text">
      <style:text-properties style:font-name="FreeMono1" officeooo:rsid="00b804e3"/>
    </style:style>
    <style:style style:name="T5" style:family="text">
      <style:text-properties style:font-name="FreeMono1" officeooo:rsid="00b9656e"/>
    </style:style>
    <style:style style:name="T6" style:family="text">
      <style:text-properties style:font-name="FreeMono1" officeooo:rsid="00cb20f3"/>
    </style:style>
    <style:style style:name="T7" style:family="text">
      <style:text-properties style:font-name="FreeMono1" officeooo:rsid="00f02d5b"/>
    </style:style>
    <style:style style:name="T8" style:family="text">
      <style:text-properties style:font-name="FreeMono1" officeooo:rsid="0102d0ef"/>
    </style:style>
    <style:style style:name="T9" style:family="text">
      <style:text-properties style:font-name="FreeMono1" officeooo:rsid="01044023"/>
    </style:style>
    <style:style style:name="T10" style:family="text">
      <style:text-properties style:font-name="FreeMono1" officeooo:rsid="0114970b"/>
    </style:style>
    <style:style style:name="T11" style:family="text">
      <style:text-properties style:font-name="FreeMono1" officeooo:rsid="010b5b7a"/>
    </style:style>
    <style:style style:name="T12" style:family="text">
      <style:text-properties style:font-name="FreeMono1" fo:font-size="13pt" style:font-size-asian="13pt" style:font-size-complex="13pt"/>
    </style:style>
    <style:style style:name="T13" style:family="text">
      <style:text-properties style:font-name="FreeMono1" fo:font-size="13pt" officeooo:rsid="01338b22" style:font-size-asian="13pt" style:font-size-complex="13pt"/>
    </style:style>
    <style:style style:name="T14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5" style:family="text">
      <style:text-properties style:font-name="FreeMono1" fo:font-weight="normal" officeooo:rsid="01b0b0eb" style:font-weight-asian="normal" style:font-weight-complex="normal"/>
    </style:style>
    <style:style style:name="T16" style:family="text">
      <style:text-properties style:font-name="FreeMono1" fo:font-weight="normal" officeooo:rsid="01b1e7ff" style:font-weight-asian="normal" style:font-weight-complex="normal"/>
    </style:style>
    <style:style style:name="T17" style:family="text">
      <style:text-properties style:font-name="FreeMono1" fo:font-weight="normal" officeooo:rsid="01b29570" style:font-weight-asian="normal" style:font-weight-complex="normal"/>
    </style:style>
    <style:style style:name="T18" style:family="text">
      <style:text-properties style:font-name="FreeMono1" fo:font-weight="normal" officeooo:rsid="01b4d6bb" style:font-weight-asian="normal" style:font-weight-complex="normal"/>
    </style:style>
    <style:style style:name="T19" style:family="text">
      <style:text-properties style:font-name="FreeMono1" fo:font-weight="normal" officeooo:rsid="01b5b887" style:font-weight-asian="normal" style:font-weight-complex="normal"/>
    </style:style>
    <style:style style:name="T20" style:family="text">
      <style:text-properties style:font-name="FreeMono1" officeooo:rsid="017788d2"/>
    </style:style>
    <style:style style:name="T21" style:family="text">
      <style:text-properties style:font-name="FreeMono1" officeooo:rsid="0178a90e"/>
    </style:style>
    <style:style style:name="T22" style:family="text">
      <style:text-properties style:font-name="FreeMono1" officeooo:rsid="017b9caf"/>
    </style:style>
    <style:style style:name="T23" style:family="text">
      <style:text-properties style:font-name="FreeMono1" officeooo:rsid="01929fbc" style:font-name-asian="FreeMono" style:font-name-complex="FreeMono"/>
    </style:style>
    <style:style style:name="T24" style:family="text">
      <style:text-properties style:font-name="FreeMono1" officeooo:rsid="018ec87d" style:font-name-asian="FreeMono" style:font-name-complex="FreeMono"/>
    </style:style>
    <style:style style:name="T25" style:family="text">
      <style:text-properties style:font-name="FreeMono1" officeooo:rsid="01972683" style:font-name-asian="FreeMono" style:font-name-complex="FreeMono"/>
    </style:style>
    <style:style style:name="T26" style:family="text">
      <style:text-properties style:font-name="FreeMono1" officeooo:rsid="019cc1c8" style:font-name-asian="FreeMono" style:font-name-complex="FreeMono"/>
    </style:style>
    <style:style style:name="T27" style:family="text">
      <style:text-properties style:font-name="FreeMono1" officeooo:rsid="0092ca38" style:font-name-asian="FreeMono" style:font-name-complex="FreeMono"/>
    </style:style>
    <style:style style:name="T28" style:family="text">
      <style:text-properties style:font-name="FreeMono1" officeooo:rsid="008f91cd" style:font-name-asian="FreeMono" style:font-name-complex="FreeMono"/>
    </style:style>
    <style:style style:name="T29" style:family="text">
      <style:text-properties style:font-name="FreeMono1" officeooo:rsid="01a54219" style:font-name-asian="FreeMono" style:font-name-complex="FreeMono"/>
    </style:style>
    <style:style style:name="T30" style:family="text">
      <style:text-properties style:font-name="FreeMono1" officeooo:rsid="01ab3992" style:font-name-asian="FreeMono" style:font-name-complex="FreeMono"/>
    </style:style>
    <style:style style:name="T31" style:family="text">
      <style:text-properties style:font-name="FreeMono1" officeooo:rsid="01ade907" style:font-name-asian="FreeMono" style:font-name-complex="FreeMono"/>
    </style:style>
    <style:style style:name="T32" style:family="text">
      <style:text-properties style:font-name="FreeMono1" officeooo:rsid="01bcbfa6"/>
    </style:style>
    <style:style style:name="T33" style:family="text">
      <style:text-properties style:font-name="FreeMono1" officeooo:rsid="01d6180d"/>
    </style:style>
    <style:style style:name="T34" style:family="text">
      <style:text-properties style:font-name="FreeMono1" officeooo:rsid="01d7e53e"/>
    </style:style>
    <style:style style:name="T35" style:family="text">
      <style:text-properties style:font-name="FreeMono1" officeooo:rsid="01714a0f"/>
    </style:style>
    <style:style style:name="T36" style:family="text">
      <style:text-properties style:font-name="FreeMono1" officeooo:rsid="01d7fa7d"/>
    </style:style>
    <style:style style:name="T37" style:family="text">
      <style:text-properties style:font-name="FreeMono1" officeooo:rsid="01e3900b"/>
    </style:style>
    <style:style style:name="T38" style:family="text">
      <style:text-properties style:font-name="FreeMono1" officeooo:rsid="01fdd770"/>
    </style:style>
    <style:style style:name="T39" style:family="text">
      <style:text-properties style:font-name="FreeMono1" officeooo:rsid="0200b089"/>
    </style:style>
    <style:style style:name="T40" style:family="text">
      <style:text-properties style:font-name="FreeMono1" officeooo:rsid="020dbeae"/>
    </style:style>
    <style:style style:name="T41" style:family="text">
      <style:text-properties style:font-name="FreeMono1" officeooo:rsid="020fb210"/>
    </style:style>
    <style:style style:name="T42" style:family="text">
      <style:text-properties style:font-name="FreeMono1" officeooo:rsid="0213fb03"/>
    </style:style>
    <style:style style:name="T43" style:family="text">
      <style:text-properties style:font-name="FreeMono1" officeooo:rsid="021a7ca9"/>
    </style:style>
    <style:style style:name="T44" style:family="text">
      <style:text-properties style:font-name="FreeMono1" officeooo:rsid="02215ebe"/>
    </style:style>
    <style:style style:name="T45" style:family="text">
      <style:text-properties style:font-name="FreeMono1" officeooo:rsid="021f80b8"/>
    </style:style>
    <style:style style:name="T46" style:family="text">
      <style:text-properties style:font-name="FreeMono1" officeooo:rsid="021b3fa5"/>
    </style:style>
    <style:style style:name="T47" style:family="text">
      <style:text-properties style:font-name="FreeMono1" officeooo:rsid="01e98d09"/>
    </style:style>
    <style:style style:name="T48" style:family="text">
      <style:text-properties style:font-name="FreeMono1" officeooo:rsid="02043da2"/>
    </style:style>
    <style:style style:name="T49" style:family="text">
      <style:text-properties style:font-name="FreeMono1" officeooo:rsid="01c9b2cb"/>
    </style:style>
    <style:style style:name="T50" style:family="text">
      <style:text-properties style:font-name="FreeMono1" officeooo:rsid="01bdf059"/>
    </style:style>
    <style:style style:name="T51" style:family="text">
      <style:text-properties style:font-name="FreeMono1" officeooo:rsid="021079d3"/>
    </style:style>
    <style:style style:name="T52" style:family="text">
      <style:text-properties style:font-name="FreeMono1" officeooo:rsid="01d116d7"/>
    </style:style>
    <style:style style:name="T53" style:family="text">
      <style:text-properties style:font-name="FreeMono1" officeooo:rsid="01d27bfc"/>
    </style:style>
    <style:style style:name="T54" style:family="text">
      <style:text-properties style:font-name="FreeMono1" officeooo:rsid="0223bc40"/>
    </style:style>
    <style:style style:name="T55" style:family="text">
      <style:text-properties style:font-name="FreeMono1" officeooo:rsid="022b8250"/>
    </style:style>
    <style:style style:name="T56" style:family="text">
      <style:text-properties style:font-name="FreeMono1" officeooo:rsid="0228a406"/>
    </style:style>
    <style:style style:name="T57" style:family="text">
      <style:text-properties style:font-name="FreeMono1" officeooo:rsid="0225272a"/>
    </style:style>
    <style:style style:name="T58" style:family="text">
      <style:text-properties style:font-name="FreeMono1" officeooo:rsid="0238c68e"/>
    </style:style>
    <style:style style:name="T59" style:family="text">
      <style:text-properties fo:font-weight="normal" officeooo:rsid="0019b933" style:font-weight-asian="normal" style:font-weight-complex="normal"/>
    </style:style>
    <style:style style:name="T60" style:family="text">
      <style:text-properties fo:font-weight="normal" officeooo:rsid="001b77f1" style:font-weight-asian="normal" style:font-weight-complex="normal"/>
    </style:style>
    <style:style style:name="T61" style:family="text">
      <style:text-properties fo:font-weight="normal" officeooo:rsid="001e4cc3" style:font-weight-asian="normal" style:font-weight-complex="normal"/>
    </style:style>
    <style:style style:name="T62" style:family="text">
      <style:text-properties fo:font-weight="normal" officeooo:rsid="001ff759" style:font-weight-asian="normal" style:font-weight-complex="normal"/>
    </style:style>
    <style:style style:name="T63" style:family="text">
      <style:text-properties fo:font-weight="normal" officeooo:rsid="0025807d" style:font-weight-asian="normal" style:font-weight-complex="normal"/>
    </style:style>
    <style:style style:name="T64" style:family="text">
      <style:text-properties fo:font-weight="normal" officeooo:rsid="00217b28" style:font-weight-asian="normal" style:font-weight-complex="normal"/>
    </style:style>
    <style:style style:name="T65" style:family="text">
      <style:text-properties fo:font-weight="normal" officeooo:rsid="0023e396" style:font-weight-asian="normal" style:font-weight-complex="normal"/>
    </style:style>
    <style:style style:name="T66" style:family="text">
      <style:text-properties fo:font-weight="normal" officeooo:rsid="00288e6d" style:font-weight-asian="normal" style:font-weight-complex="normal"/>
    </style:style>
    <style:style style:name="T67" style:family="text">
      <style:text-properties fo:font-weight="normal" officeooo:rsid="010a8fef" style:font-weight-asian="normal" style:font-weight-complex="normal"/>
    </style:style>
    <style:style style:name="T68" style:family="text">
      <style:text-properties fo:font-weight="normal" officeooo:rsid="01b0b0eb" style:font-weight-asian="normal" style:font-weight-complex="normal"/>
    </style:style>
    <style:style style:name="T69" style:family="text">
      <style:text-properties fo:font-weight="normal" officeooo:rsid="01b4d6bb" style:font-weight-asian="normal" style:font-weight-complex="normal"/>
    </style:style>
    <style:style style:name="T70" style:family="text">
      <style:text-properties fo:font-weight="normal" officeooo:rsid="01b5b887" style:font-weight-asian="normal" style:font-weight-complex="normal"/>
    </style:style>
    <style:style style:name="T71" style:family="text">
      <style:text-properties fo:font-weight="normal" officeooo:rsid="01b6d1ce" style:font-weight-asian="normal" style:font-weight-complex="normal"/>
    </style:style>
    <style:style style:name="T72" style:family="text">
      <style:text-properties fo:font-weight="normal" officeooo:rsid="01b76207" style:font-weight-asian="normal" style:font-weight-complex="normal"/>
    </style:style>
    <style:style style:name="T73" style:family="text">
      <style:text-properties fo:font-weight="normal" officeooo:rsid="01b9800f" style:font-weight-asian="normal" style:font-weight-complex="normal"/>
    </style:style>
    <style:style style:name="T74" style:family="text">
      <style:text-properties fo:font-style="italic" officeooo:rsid="00589877" style:font-style-asian="italic" style:font-style-complex="italic"/>
    </style:style>
    <style:style style:name="T75" style:family="text">
      <style:text-properties fo:font-style="italic" officeooo:rsid="005a0a31" style:font-style-asian="italic" style:font-style-complex="italic"/>
    </style:style>
    <style:style style:name="T76" style:family="text">
      <style:text-properties fo:font-style="italic" officeooo:rsid="010b5b7a" style:font-style-asian="italic" style:font-style-complex="italic"/>
    </style:style>
    <style:style style:name="T77" style:family="text">
      <style:text-properties fo:font-style="italic" officeooo:rsid="010f638a" style:font-style-asian="italic" style:font-style-complex="italic"/>
    </style:style>
    <style:style style:name="T78" style:family="text">
      <style:text-properties fo:font-style="italic" officeooo:rsid="017e7627" style:font-style-asian="italic" style:font-style-complex="italic"/>
    </style:style>
    <style:style style:name="T79" style:family="text">
      <style:text-properties fo:font-style="italic" officeooo:rsid="01c3d0d9" style:font-style-asian="italic" style:font-style-complex="italic"/>
    </style:style>
    <style:style style:name="T80" style:family="text">
      <style:text-properties fo:font-style="italic" officeooo:rsid="01c9b2cb" style:font-style-asian="italic" style:font-style-complex="italic"/>
    </style:style>
    <style:style style:name="T81" style:family="text">
      <style:text-properties fo:font-style="italic" officeooo:rsid="01cb609a" style:font-style-asian="italic" style:font-style-complex="italic"/>
    </style:style>
    <style:style style:name="T82" style:family="text">
      <style:text-properties fo:font-style="italic" officeooo:rsid="01d03d4d" style:font-style-asian="italic" style:font-style-complex="italic"/>
    </style:style>
    <style:style style:name="T83" style:family="text">
      <style:text-properties fo:font-style="italic" officeooo:rsid="01e98d09" style:font-style-asian="italic" style:font-style-complex="italic"/>
    </style:style>
    <style:style style:name="T84" style:family="text">
      <style:text-properties fo:font-style="normal" officeooo:rsid="008fc3c0" style:font-style-asian="normal" style:font-style-complex="normal"/>
    </style:style>
    <style:style style:name="T85" style:family="text">
      <style:text-properties fo:font-style="normal" officeooo:rsid="010a8fef" style:font-style-asian="normal" style:font-style-complex="normal"/>
    </style:style>
    <style:style style:name="T86" style:family="text">
      <style:text-properties fo:font-style="normal" officeooo:rsid="010b5b7a" style:font-style-asian="normal" style:font-style-complex="normal"/>
    </style:style>
    <style:style style:name="T87" style:family="text">
      <style:text-properties fo:font-style="normal" officeooo:rsid="010b6d63" style:font-style-asian="normal" style:font-style-complex="normal"/>
    </style:style>
    <style:style style:name="T88" style:family="text">
      <style:text-properties fo:font-style="normal" officeooo:rsid="01c68865" style:font-style-asian="normal" style:font-style-complex="normal"/>
    </style:style>
    <style:style style:name="T89" style:family="text">
      <style:text-properties fo:font-style="normal" officeooo:rsid="0237e496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92" style:family="text">
      <style:text-properties style:font-name="Liberation Serif1" fo:font-weight="normal" officeooo:rsid="00288e6d" style:font-weight-asian="normal" style:font-weight-complex="normal"/>
    </style:style>
    <style:style style:name="T93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94" style:family="text">
      <style:text-properties style:font-name="Liberation Serif1" officeooo:rsid="0118f586"/>
    </style:style>
    <style:style style:name="T95" style:family="text">
      <style:text-properties officeooo:rsid="0032efce"/>
    </style:style>
    <style:style style:name="T96" style:family="text">
      <style:text-properties officeooo:rsid="003849c4"/>
    </style:style>
    <style:style style:name="T97" style:family="text">
      <style:text-properties officeooo:rsid="0039785f"/>
    </style:style>
    <style:style style:name="T98" style:family="text">
      <style:text-properties officeooo:rsid="0043487d"/>
    </style:style>
    <style:style style:name="T99" style:family="text">
      <style:text-properties officeooo:rsid="0043d33a"/>
    </style:style>
    <style:style style:name="T100" style:family="text">
      <style:text-properties officeooo:rsid="004fc5a1"/>
    </style:style>
    <style:style style:name="T101" style:family="text">
      <style:text-properties officeooo:rsid="00517544"/>
    </style:style>
    <style:style style:name="T102" style:family="text">
      <style:text-properties officeooo:rsid="00570f5e"/>
    </style:style>
    <style:style style:name="T103" style:family="text">
      <style:text-properties officeooo:rsid="00589877"/>
    </style:style>
    <style:style style:name="T104" style:family="text">
      <style:text-properties officeooo:rsid="005d7b27"/>
    </style:style>
    <style:style style:name="T105" style:family="text">
      <style:text-properties officeooo:rsid="00618033"/>
    </style:style>
    <style:style style:name="T106" style:family="text">
      <style:text-properties officeooo:rsid="0066c4be"/>
    </style:style>
    <style:style style:name="T107" style:family="text">
      <style:text-properties style:font-name="Jomolhari" officeooo:rsid="007200c7"/>
    </style:style>
    <style:style style:name="T108" style:family="text">
      <style:text-properties style:font-name="Jomolhari" officeooo:rsid="008053f5"/>
    </style:style>
    <style:style style:name="T109" style:family="text">
      <style:text-properties style:font-name="Jomolhari" officeooo:rsid="0032efce"/>
    </style:style>
    <style:style style:name="T110" style:family="text">
      <style:text-properties style:font-name="Jomolhari" officeooo:rsid="008894f2"/>
    </style:style>
    <style:style style:name="T111" style:family="text">
      <style:text-properties style:font-name="Jomolhari" officeooo:rsid="0089ccf0"/>
    </style:style>
    <style:style style:name="T112" style:family="text">
      <style:text-properties style:font-name="Jomolhari" officeooo:rsid="008a6f9a"/>
    </style:style>
    <style:style style:name="T113" style:family="text">
      <style:text-properties style:font-name="Jomolhari" officeooo:rsid="008e3e08"/>
    </style:style>
    <style:style style:name="T114" style:family="text">
      <style:text-properties style:font-name="Jomolhari" fo:font-size="13pt" style:font-size-asian="13pt" style:font-size-complex="13pt"/>
    </style:style>
    <style:style style:name="T115" style:family="text">
      <style:text-properties style:font-name="Jomolhari" fo:font-size="13pt" officeooo:rsid="01338b22" style:font-size-asian="13pt" style:font-size-complex="13pt"/>
    </style:style>
    <style:style style:name="T116" style:family="text">
      <style:text-properties style:font-name="Jomolhari" officeooo:rsid="010a8fef"/>
    </style:style>
    <style:style style:name="T117" style:family="text">
      <style:text-properties style:font-name="Jomolhari" officeooo:rsid="010b5b7a"/>
    </style:style>
    <style:style style:name="T118" style:family="text">
      <style:text-properties style:font-name="Jomolhari" officeooo:rsid="010f638a"/>
    </style:style>
    <style:style style:name="T119" style:family="text">
      <style:text-properties style:font-name="Jomolhari" officeooo:rsid="008f91cd" style:font-name-asian="FreeMono" style:font-name-complex="FreeMono"/>
    </style:style>
    <style:style style:name="T120" style:family="text">
      <style:text-properties style:font-name="Jomolhari" officeooo:rsid="00ef08d7" style:font-name-asian="FreeMono" style:font-name-complex="FreeMono"/>
    </style:style>
    <style:style style:name="T121" style:family="text">
      <style:text-properties style:font-name="Jomolhari" officeooo:rsid="00ef60f6" style:font-name-asian="FreeMono" style:font-name-complex="FreeMono"/>
    </style:style>
    <style:style style:name="T122" style:family="text">
      <style:text-properties style:font-name="Jomolhari" officeooo:rsid="00f54338" style:font-name-asian="FreeMono" style:font-name-complex="FreeMono"/>
    </style:style>
    <style:style style:name="T123" style:family="text">
      <style:text-properties style:font-name="Jomolhari" officeooo:rsid="018cd052" style:font-name-asian="FreeMono" style:font-name-complex="FreeMono"/>
    </style:style>
    <style:style style:name="T124" style:family="text">
      <style:text-properties style:font-name="Jomolhari" officeooo:rsid="0093ee39" style:font-name-asian="FreeMono" style:font-name-complex="FreeMono"/>
    </style:style>
    <style:style style:name="T125" style:family="text">
      <style:text-properties style:font-name="Jomolhari" officeooo:rsid="0092ca38" style:font-name-asian="FreeMono" style:font-name-complex="FreeMono"/>
    </style:style>
    <style:style style:name="T126" style:family="text">
      <style:text-properties style:font-name="Jomolhari" officeooo:rsid="00efcdf8" style:font-name-asian="FreeMono" style:font-name-complex="FreeMono"/>
    </style:style>
    <style:style style:name="T127" style:family="text">
      <style:text-properties style:font-name="Jomolhari" officeooo:rsid="018f8d36" style:font-name-asian="FreeMono" style:font-name-complex="FreeMono"/>
    </style:style>
    <style:style style:name="T128" style:family="text">
      <style:text-properties style:font-name="Jomolhari" officeooo:rsid="0190f242" style:font-name-asian="FreeMono" style:font-name-complex="FreeMono"/>
    </style:style>
    <style:style style:name="T129" style:family="text">
      <style:text-properties style:font-name="Jomolhari" officeooo:rsid="01a69ee1" style:font-name-asian="FreeMono" style:font-name-complex="FreeMono"/>
    </style:style>
    <style:style style:name="T130" style:family="text">
      <style:text-properties style:font-name="Jomolhari" officeooo:rsid="01ab3992" style:font-name-asian="FreeMono" style:font-name-complex="FreeMono"/>
    </style:style>
    <style:style style:name="T131" style:family="text">
      <style:text-properties style:font-name="Jomolhari" officeooo:rsid="01abc226" style:font-name-asian="FreeMono" style:font-name-complex="FreeMono"/>
    </style:style>
    <style:style style:name="T132" style:family="text">
      <style:text-properties style:font-name="Jomolhari" officeooo:rsid="01ade907" style:font-name-asian="FreeMono" style:font-name-complex="FreeMono"/>
    </style:style>
    <style:style style:name="T133" style:family="text">
      <style:text-properties style:font-name="Jomolhari" officeooo:rsid="019cc1c8" style:font-name-asian="FreeMono" style:font-name-complex="FreeMono"/>
    </style:style>
    <style:style style:name="T134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35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36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37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38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39" style:family="text">
      <style:text-properties style:font-name="Jomolhari" officeooo:rsid="01bcbfa6"/>
    </style:style>
    <style:style style:name="T140" style:family="text">
      <style:text-properties style:font-name="Jomolhari" officeooo:rsid="00b804e3"/>
    </style:style>
    <style:style style:name="T141" style:family="text">
      <style:text-properties style:font-name="Jomolhari" officeooo:rsid="0225272a"/>
    </style:style>
    <style:style style:name="T142" style:family="text">
      <style:text-properties style:font-name="Jomolhari" officeooo:rsid="01e98d09"/>
    </style:style>
    <style:style style:name="T143" style:family="text">
      <style:text-properties style:font-name="Jomolhari" officeooo:rsid="0207d5ad"/>
    </style:style>
    <style:style style:name="T144" style:family="text">
      <style:text-properties style:font-name="Jomolhari" officeooo:rsid="0226f52a"/>
    </style:style>
    <style:style style:name="T145" style:family="text">
      <style:text-properties style:font-name="Jomolhari" officeooo:rsid="022b8250"/>
    </style:style>
    <style:style style:name="T146" style:family="text">
      <style:text-properties style:font-name="Jomolhari" officeooo:rsid="02313e4c"/>
    </style:style>
    <style:style style:name="T147" style:family="text">
      <style:text-properties style:font-name="Jomolhari" officeooo:rsid="0176ad8c"/>
    </style:style>
    <style:style style:name="T148" style:family="text">
      <style:text-properties style:font-name="Jomolhari" officeooo:rsid="0222ec0b"/>
    </style:style>
    <style:style style:name="T149" style:family="text">
      <style:text-properties style:font-name="Jomolhari" officeooo:rsid="023202ab"/>
    </style:style>
    <style:style style:name="T150" style:family="text">
      <style:text-properties style:font-name="Jomolhari" fo:font-size="16pt" fo:font-weight="bold" officeooo:rsid="0018b72f" style:font-size-asian="16pt" style:font-weight-asian="bold" style:font-size-complex="16pt" style:font-weight-complex="bold"/>
    </style:style>
    <style:style style:name="T151" style:family="text">
      <style:text-properties style:font-name="Jomolhari" fo:font-size="16pt" fo:font-weight="bold" officeooo:rsid="001810e1" style:font-size-asian="16pt" style:font-weight-asian="bold" style:font-size-complex="16pt" style:font-weight-complex="bold"/>
    </style:style>
    <style:style style:name="T152" style:family="text">
      <style:text-properties officeooo:rsid="006b862b"/>
    </style:style>
    <style:style style:name="T153" style:family="text">
      <style:text-properties officeooo:rsid="006e6fee"/>
    </style:style>
    <style:style style:name="T154" style:family="text">
      <style:text-properties fo:color="#000000" style:text-underline-style="none" fo:font-weight="normal" officeooo:rsid="002afd29" style:font-weight-asian="normal" style:font-weight-complex="normal"/>
    </style:style>
    <style:style style:name="T155" style:family="text">
      <style:text-properties fo:color="#000000" style:text-underline-style="none" fo:font-weight="normal" officeooo:rsid="002b32e2" style:font-weight-asian="normal" style:font-weight-complex="normal"/>
    </style:style>
    <style:style style:name="T156" style:family="text">
      <style:text-properties fo:color="#000000" style:text-underline-style="none" fo:font-weight="normal" officeooo:rsid="002cfe84" style:font-weight-asian="normal" style:font-weight-complex="normal"/>
    </style:style>
    <style:style style:name="T157" style:family="text">
      <style:text-properties fo:color="#000000" style:text-underline-style="none" fo:font-weight="normal" officeooo:rsid="010a8fef" style:font-weight-asian="normal" style:font-weight-complex="normal"/>
    </style:style>
    <style:style style:name="T158" style:family="text">
      <style:text-properties fo:color="#000000" style:text-underline-style="none" fo:font-weight="normal" officeooo:rsid="010f638a" style:font-weight-asian="normal" style:font-weight-complex="normal"/>
    </style:style>
    <style:style style:name="T15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6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61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62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63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64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65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66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67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68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69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70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71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72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73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74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75" style:family="text">
      <style:text-properties fo:color="#000000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176" style:family="text">
      <style:text-properties fo:color="#000000" style:font-name="Jomolhari" fo:font-size="13pt" style:text-underline-style="none" fo:font-weight="normal" officeooo:rsid="0230d505" style:font-size-asian="13pt" style:font-weight-asian="normal" style:font-size-complex="13pt" style:font-weight-complex="normal"/>
    </style:style>
    <style:style style:name="T177" style:family="text">
      <style:text-properties fo:color="#000000" style:font-name="Jomolhari" fo:font-size="13pt" style:text-underline-style="none" fo:font-weight="normal" officeooo:rsid="02383cf3" style:font-size-asian="13pt" style:font-weight-asian="normal" style:font-size-complex="13pt" style:font-weight-complex="normal"/>
    </style:style>
    <style:style style:name="T178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79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80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81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182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183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184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85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86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87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188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189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190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193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194" style:family="text">
      <style:text-properties fo:color="#000000" style:font-name="FreeMono1" officeooo:rsid="018e3118"/>
    </style:style>
    <style:style style:name="T195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196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97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98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99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200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201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202" style:family="text">
      <style:text-properties fo:color="#000000" officeooo:rsid="018e3118"/>
    </style:style>
    <style:style style:name="T203" style:family="text">
      <style:text-properties officeooo:rsid="008fc3c0"/>
    </style:style>
    <style:style style:name="T204" style:family="text">
      <style:text-properties style:font-name="Jomolhari1"/>
    </style:style>
    <style:style style:name="T205" style:family="text">
      <style:text-properties style:font-name="Jomolhari1" officeooo:rsid="005d7b27"/>
    </style:style>
    <style:style style:name="T206" style:family="text">
      <style:text-properties style:font-name="Jomolhari1" officeooo:rsid="00ad103c"/>
    </style:style>
    <style:style style:name="T207" style:family="text">
      <style:text-properties style:font-name="Jomolhari1" officeooo:rsid="00ad6f0a"/>
    </style:style>
    <style:style style:name="T208" style:family="text">
      <style:text-properties style:font-name="Jomolhari1" officeooo:rsid="00b01992"/>
    </style:style>
    <style:style style:name="T209" style:family="text">
      <style:text-properties style:font-name="Jomolhari1" officeooo:rsid="00c7fe8a"/>
    </style:style>
    <style:style style:name="T210" style:family="text">
      <style:text-properties style:font-name="Jomolhari1" officeooo:rsid="00ffdc51"/>
    </style:style>
    <style:style style:name="T211" style:family="text">
      <style:text-properties style:font-name="Jomolhari1" officeooo:rsid="0102d0ef"/>
    </style:style>
    <style:style style:name="T212" style:family="text">
      <style:text-properties style:font-name="Jomolhari1" officeooo:rsid="01041c8a"/>
    </style:style>
    <style:style style:name="T213" style:family="text">
      <style:text-properties style:font-name="Jomolhari1" officeooo:rsid="01044023"/>
    </style:style>
    <style:style style:name="T214" style:family="text">
      <style:text-properties style:font-name="Jomolhari1" officeooo:rsid="01058896"/>
    </style:style>
    <style:style style:name="T215" style:family="text">
      <style:text-properties style:font-name="Jomolhari1" officeooo:rsid="01071934"/>
    </style:style>
    <style:style style:name="T216" style:family="text">
      <style:text-properties style:font-name="Jomolhari1" officeooo:rsid="0107ec6e"/>
    </style:style>
    <style:style style:name="T217" style:family="text">
      <style:text-properties style:font-name="Jomolhari1" officeooo:rsid="0112b87c"/>
    </style:style>
    <style:style style:name="T218" style:family="text">
      <style:text-properties style:font-name="Jomolhari1" officeooo:rsid="0114970b"/>
    </style:style>
    <style:style style:name="T219" style:family="text">
      <style:text-properties style:font-name="Jomolhari1" officeooo:rsid="0118f586"/>
    </style:style>
    <style:style style:name="T220" style:family="text">
      <style:text-properties style:font-name="Jomolhari1" officeooo:rsid="0119a69a"/>
    </style:style>
    <style:style style:name="T221" style:family="text">
      <style:text-properties style:font-name="Jomolhari1" fo:font-style="italic" style:font-style-asian="italic" style:font-style-complex="italic"/>
    </style:style>
    <style:style style:name="T222" style:family="text">
      <style:text-properties style:font-name="Jomolhari1" fo:font-style="italic" officeooo:rsid="00ad103c" style:font-style-asian="italic" style:font-style-complex="italic"/>
    </style:style>
    <style:style style:name="T223" style:family="text">
      <style:text-properties style:font-name="Jomolhari1" fo:font-style="italic" officeooo:rsid="01115540" style:font-style-asian="italic" style:font-style-complex="italic"/>
    </style:style>
    <style:style style:name="T224" style:family="text">
      <style:text-properties style:font-name="Jomolhari1" fo:font-style="italic" officeooo:rsid="0111ee3c" style:font-style-asian="italic" style:font-style-complex="italic"/>
    </style:style>
    <style:style style:name="T225" style:family="text">
      <style:text-properties style:font-name="Jomolhari1" fo:font-style="italic" officeooo:rsid="005ed207" style:font-style-asian="italic" style:font-style-complex="italic"/>
    </style:style>
    <style:style style:name="T226" style:family="text">
      <style:text-properties style:font-name="Jomolhari1" fo:font-style="italic" officeooo:rsid="005d7b27" style:font-style-asian="italic" style:font-style-complex="italic"/>
    </style:style>
    <style:style style:name="T227" style:family="text">
      <style:text-properties style:font-name="Jomolhari1" fo:font-style="italic" officeooo:rsid="014bc689" style:font-style-asian="italic" style:font-style-complex="italic"/>
    </style:style>
    <style:style style:name="T228" style:family="text">
      <style:text-properties style:font-name="Jomolhari1" fo:font-style="italic" officeooo:rsid="01b9800f" style:font-style-asian="italic" style:font-style-complex="italic"/>
    </style:style>
    <style:style style:name="T229" style:family="text">
      <style:text-properties style:font-name="Jomolhari1" officeooo:rsid="01115540"/>
    </style:style>
    <style:style style:name="T230" style:family="text">
      <style:text-properties style:font-name="Jomolhari1" officeooo:rsid="0111ee3c"/>
    </style:style>
    <style:style style:name="T231" style:family="text">
      <style:text-properties style:font-name="Jomolhari1" officeooo:rsid="0113a8ba"/>
    </style:style>
    <style:style style:name="T232" style:family="text">
      <style:text-properties style:font-name="Jomolhari1" officeooo:rsid="014ef548"/>
    </style:style>
    <style:style style:name="T233" style:family="text">
      <style:text-properties style:font-name="Jomolhari1" officeooo:rsid="01b9800f"/>
    </style:style>
    <style:style style:name="T234" style:family="text">
      <style:text-properties style:font-name="Jomolhari1" officeooo:rsid="01c82819"/>
    </style:style>
    <style:style style:name="T235" style:family="text">
      <style:text-properties style:font-name="Jomolhari1" officeooo:rsid="01d03d4d"/>
    </style:style>
    <style:style style:name="T236" style:family="text">
      <style:text-properties style:font-name="Jomolhari1" officeooo:rsid="01d116d7"/>
    </style:style>
    <style:style style:name="T237" style:family="text">
      <style:text-properties style:font-name="Jomolhari1" officeooo:rsid="01d268e8"/>
    </style:style>
    <style:style style:name="T238" style:family="text">
      <style:text-properties style:font-name="Jomolhari1" officeooo:rsid="020dbeae"/>
    </style:style>
    <style:style style:name="T239" style:family="text">
      <style:text-properties style:font-name="Jomolhari1" officeooo:rsid="0217b205"/>
    </style:style>
    <style:style style:name="T240" style:family="text">
      <style:text-properties style:font-name="Jomolhari1" officeooo:rsid="0217c9bd"/>
    </style:style>
    <style:style style:name="T241" style:family="text">
      <style:text-properties style:font-name="Jomolhari1" officeooo:rsid="0238c68e"/>
    </style:style>
    <style:style style:name="T242" style:family="text">
      <style:text-properties officeooo:rsid="00ac8f4e"/>
    </style:style>
    <style:style style:name="T243" style:family="text">
      <style:text-properties officeooo:rsid="00b5eef6"/>
    </style:style>
    <style:style style:name="T244" style:family="text">
      <style:text-properties officeooo:rsid="00b7a7f5"/>
    </style:style>
    <style:style style:name="T245" style:family="text">
      <style:text-properties officeooo:rsid="00b804e3"/>
    </style:style>
    <style:style style:name="T246" style:family="text">
      <style:text-properties officeooo:rsid="00b9656e"/>
    </style:style>
    <style:style style:name="T247" style:family="text">
      <style:text-properties officeooo:rsid="00bf6866"/>
    </style:style>
    <style:style style:name="T248" style:family="text">
      <style:text-properties officeooo:rsid="00c4efc1"/>
    </style:style>
    <style:style style:name="T249" style:family="text">
      <style:text-properties officeooo:rsid="00cb20f3"/>
    </style:style>
    <style:style style:name="T250" style:family="text">
      <style:text-properties officeooo:rsid="00da85ba"/>
    </style:style>
    <style:style style:name="T251" style:family="text">
      <style:text-properties officeooo:rsid="00dbd3c2"/>
    </style:style>
    <style:style style:name="T252" style:family="text">
      <style:text-properties officeooo:rsid="00eeb3a3"/>
    </style:style>
    <style:style style:name="T253" style:family="text">
      <style:text-properties officeooo:rsid="00ef818c"/>
    </style:style>
    <style:style style:name="T254" style:family="text">
      <style:text-properties officeooo:rsid="00f02d5b"/>
    </style:style>
    <style:style style:name="T255" style:family="text">
      <style:text-properties officeooo:rsid="00f517aa"/>
    </style:style>
    <style:style style:name="T256" style:family="text">
      <style:text-properties officeooo:rsid="00f8380e"/>
    </style:style>
    <style:style style:name="T257" style:family="text">
      <style:text-properties officeooo:rsid="010a8fef"/>
    </style:style>
    <style:style style:name="T258" style:family="text">
      <style:text-properties officeooo:rsid="010b5b7a"/>
    </style:style>
    <style:style style:name="T259" style:family="text">
      <style:text-properties officeooo:rsid="010b6d63"/>
    </style:style>
    <style:style style:name="T260" style:family="text">
      <style:text-properties officeooo:rsid="010d4ed6"/>
    </style:style>
    <style:style style:name="T261" style:family="text">
      <style:text-properties officeooo:rsid="010f638a"/>
    </style:style>
    <style:style style:name="T262" style:family="text">
      <style:text-properties officeooo:rsid="01115540"/>
    </style:style>
    <style:style style:name="T263" style:family="text">
      <style:text-properties officeooo:rsid="0111ee3c"/>
    </style:style>
    <style:style style:name="T264" style:family="text">
      <style:text-properties officeooo:rsid="0113a8ba"/>
    </style:style>
    <style:style style:name="T265" style:family="text">
      <style:text-properties officeooo:rsid="0114d6d9"/>
    </style:style>
    <style:style style:name="T266" style:family="text">
      <style:text-properties officeooo:rsid="0152bf3e"/>
    </style:style>
    <style:style style:name="T267" style:family="text">
      <style:text-properties officeooo:rsid="0154bda5"/>
    </style:style>
    <style:style style:name="T268" style:family="text">
      <style:text-properties officeooo:rsid="01572228"/>
    </style:style>
    <style:style style:name="T269" style:family="text">
      <style:text-properties officeooo:rsid="015a3351"/>
    </style:style>
    <style:style style:name="T270" style:family="text">
      <style:text-properties officeooo:rsid="015d43f1"/>
    </style:style>
    <style:style style:name="T271" style:family="text">
      <style:text-properties officeooo:rsid="01655df9"/>
    </style:style>
    <style:style style:name="T272" style:family="text">
      <style:text-properties officeooo:rsid="01714a0f"/>
    </style:style>
    <style:style style:name="T273" style:family="text">
      <style:text-properties officeooo:rsid="01747c8e"/>
    </style:style>
    <style:style style:name="T274" style:family="text">
      <style:text-properties officeooo:rsid="0176ad8c"/>
    </style:style>
    <style:style style:name="T275" style:family="text">
      <style:text-properties officeooo:rsid="017788d2"/>
    </style:style>
    <style:style style:name="T276" style:family="text">
      <style:text-properties officeooo:rsid="0178a90e"/>
    </style:style>
    <style:style style:name="T277" style:family="text">
      <style:text-properties officeooo:rsid="017a5fd3"/>
    </style:style>
    <style:style style:name="T278" style:family="text">
      <style:text-properties officeooo:rsid="017b9caf"/>
    </style:style>
    <style:style style:name="T279" style:family="text">
      <style:text-properties officeooo:rsid="017e7627"/>
    </style:style>
    <style:style style:name="T280" style:family="text">
      <style:text-properties officeooo:rsid="0180d354"/>
    </style:style>
    <style:style style:name="T281" style:family="text">
      <style:text-properties officeooo:rsid="01829185"/>
    </style:style>
    <style:style style:name="T282" style:family="text">
      <style:text-properties officeooo:rsid="0182dbda"/>
    </style:style>
    <style:style style:name="T283" style:family="text">
      <style:text-properties officeooo:rsid="0184d9ba"/>
    </style:style>
    <style:style style:name="T284" style:family="text">
      <style:text-properties officeooo:rsid="01859010"/>
    </style:style>
    <style:style style:name="T285" style:family="text">
      <style:text-properties officeooo:rsid="018749b1"/>
    </style:style>
    <style:style style:name="T286" style:family="text">
      <style:text-properties officeooo:rsid="018877fe"/>
    </style:style>
    <style:style style:name="T287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288" style:family="text">
      <style:text-properties officeooo:rsid="0092ca38" style:font-name-asian="FreeMono" style:font-name-complex="FreeMono"/>
    </style:style>
    <style:style style:name="T289" style:family="text">
      <style:text-properties officeooo:rsid="011231bb" style:font-name-asian="FreeMono" style:font-name-complex="FreeMono"/>
    </style:style>
    <style:style style:name="T290" style:family="text">
      <style:text-properties officeooo:rsid="00f2a4c6" style:font-name-asian="FreeMono" style:font-name-complex="FreeMono"/>
    </style:style>
    <style:style style:name="T291" style:family="text">
      <style:text-properties officeooo:rsid="01972683" style:font-name-asian="FreeMono" style:font-name-complex="FreeMono"/>
    </style:style>
    <style:style style:name="T292" style:family="text">
      <style:text-properties officeooo:rsid="019b6abc" style:font-name-asian="FreeMono" style:font-name-complex="FreeMono"/>
    </style:style>
    <style:style style:name="T293" style:family="text">
      <style:text-properties officeooo:rsid="019cc1c8" style:font-name-asian="FreeMono" style:font-name-complex="FreeMono"/>
    </style:style>
    <style:style style:name="T294" style:family="text">
      <style:text-properties officeooo:rsid="0180f0ec"/>
    </style:style>
    <style:style style:name="T295" style:family="text">
      <style:text-properties officeooo:rsid="0189c187"/>
    </style:style>
    <style:style style:name="T296" style:family="text">
      <style:text-properties officeooo:rsid="01859472"/>
    </style:style>
    <style:style style:name="T297" style:family="text">
      <style:text-properties officeooo:rsid="018b1505"/>
    </style:style>
    <style:style style:name="T298" style:family="text">
      <style:text-properties officeooo:rsid="03868f74"/>
    </style:style>
    <style:style style:name="T299" style:family="text">
      <style:text-properties officeooo:rsid="019f853b"/>
    </style:style>
    <style:style style:name="T300" style:family="text">
      <style:text-properties officeooo:rsid="01bcbfa6"/>
    </style:style>
    <style:style style:name="T301" style:family="text">
      <style:text-properties officeooo:rsid="01bdf059"/>
    </style:style>
    <style:style style:name="T302" style:family="text">
      <style:text-properties officeooo:rsid="01bfcc7a"/>
    </style:style>
    <style:style style:name="T303" style:family="text">
      <style:text-properties officeooo:rsid="01c3d0d9"/>
    </style:style>
    <style:style style:name="T304" style:family="text">
      <style:text-properties fo:font-weight="bold" officeooo:rsid="00f517aa" style:font-weight-asian="bold" style:font-weight-complex="bold"/>
    </style:style>
    <style:style style:name="T305" style:family="text">
      <style:text-properties fo:font-weight="bold" officeooo:rsid="01c9b2cb" style:font-weight-asian="bold" style:font-weight-complex="bold"/>
    </style:style>
    <style:style style:name="T306" style:family="text">
      <style:text-properties fo:font-weight="bold" officeooo:rsid="02383cf3" style:font-weight-asian="bold" style:font-weight-complex="bold"/>
    </style:style>
    <style:style style:name="T307" style:family="text">
      <style:text-properties officeooo:rsid="01c82819"/>
    </style:style>
    <style:style style:name="T308" style:family="text">
      <style:text-properties officeooo:rsid="01c9b2cb"/>
    </style:style>
    <style:style style:name="T309" style:family="text">
      <style:text-properties officeooo:rsid="01cb609a"/>
    </style:style>
    <style:style style:name="T310" style:family="text">
      <style:text-properties officeooo:rsid="01ce545d"/>
    </style:style>
    <style:style style:name="T311" style:family="text">
      <style:text-properties officeooo:rsid="01d03d4d"/>
    </style:style>
    <style:style style:name="T312" style:family="text">
      <style:text-properties officeooo:rsid="01d36fac"/>
    </style:style>
    <style:style style:name="T313" style:family="text">
      <style:text-properties officeooo:rsid="01d6180d"/>
    </style:style>
    <style:style style:name="T314" style:family="text">
      <style:text-properties fo:color="#0000ff"/>
    </style:style>
    <style:style style:name="T315" style:family="text">
      <style:text-properties fo:color="#0000ff" officeooo:rsid="01c3d0d9"/>
    </style:style>
    <style:style style:name="T316" style:family="text">
      <style:text-properties fo:color="#0000ff" fo:font-weight="normal" officeooo:rsid="01b9800f" fo:background-color="transparent" style:font-weight-asian="normal" style:font-weight-complex="normal"/>
    </style:style>
    <style:style style:name="T317" style:family="text">
      <style:text-properties fo:color="#0000ff" fo:font-weight="normal" officeooo:rsid="01b76207" style:font-weight-asian="normal" style:font-weight-complex="normal"/>
    </style:style>
    <style:style style:name="T318" style:family="text">
      <style:text-properties fo:color="#0000ff" style:font-name="VL Gothic" officeooo:rsid="014ef548"/>
    </style:style>
    <style:style style:name="T319" style:family="text">
      <style:text-properties fo:color="#0000ff" style:font-name="VL Gothic" officeooo:rsid="01e6fda1"/>
    </style:style>
    <style:style style:name="T320" style:family="text">
      <style:text-properties fo:color="#0000ff" style:font-name="Jomolhari1" officeooo:rsid="01115540"/>
    </style:style>
    <style:style style:name="T321" style:family="text">
      <style:text-properties fo:color="#0000ff" style:font-name="Jomolhari1" officeooo:rsid="01e6fda1"/>
    </style:style>
    <style:style style:name="T322" style:family="text">
      <style:text-properties fo:color="#0000ff" style:font-name="Jomolhari1" officeooo:rsid="01d116d7"/>
    </style:style>
    <style:style style:name="T323" style:family="text">
      <style:text-properties fo:color="#0000ff" style:font-name="Jomolhari1" officeooo:rsid="01fc1624"/>
    </style:style>
    <style:style style:name="T324" style:family="text">
      <style:text-properties fo:color="#0000ff" style:font-name="Jomolhari1" officeooo:rsid="020dbeae"/>
    </style:style>
    <style:style style:name="T325" style:family="text">
      <style:text-properties fo:color="#0000ff" style:font-name="Jomolhari1" officeooo:rsid="0217c9bd"/>
    </style:style>
    <style:style style:name="T326" style:family="text">
      <style:text-properties fo:color="#0000ff" style:font-name="Jomolhari1" officeooo:rsid="021a03e5"/>
    </style:style>
    <style:style style:name="T327" style:family="text">
      <style:text-properties fo:color="#0000ff" officeooo:rsid="01e6aa53"/>
    </style:style>
    <style:style style:name="T328" style:family="text">
      <style:text-properties fo:color="#0000ff" officeooo:rsid="01e98d09"/>
    </style:style>
    <style:style style:name="T329" style:family="text">
      <style:text-properties fo:color="#0000ff" style:font-name="Jomolhari" officeooo:rsid="01ec100d"/>
    </style:style>
    <style:style style:name="T330" style:family="text">
      <style:text-properties fo:color="#0000ff" style:font-name="Jomolhari" officeooo:rsid="01ed59fc"/>
    </style:style>
    <style:style style:name="T331" style:family="text">
      <style:text-properties fo:color="#0000ff" style:font-name="Jomolhari" officeooo:rsid="01ee3d41"/>
    </style:style>
    <style:style style:name="T332" style:family="text">
      <style:text-properties fo:color="#0000ff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333" style:family="text">
      <style:text-properties fo:color="#0000ff" style:font-name="Jomolhari" fo:font-size="13pt" style:text-underline-style="none" fo:font-weight="normal" officeooo:rsid="01f32ef1" style:font-size-asian="13pt" style:font-weight-asian="normal" style:font-size-complex="13pt" style:font-weight-complex="normal"/>
    </style:style>
    <style:style style:name="T334" style:family="text">
      <style:text-properties fo:color="#0000ff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35" style:family="text">
      <style:text-properties fo:color="#0000ff" officeooo:rsid="01f19e93"/>
    </style:style>
    <style:style style:name="T336" style:family="text">
      <style:text-properties fo:color="#0000ff" officeooo:rsid="01c82819"/>
    </style:style>
    <style:style style:name="T337" style:family="text">
      <style:text-properties fo:color="#0000ff" officeooo:rsid="01f7ee1f"/>
    </style:style>
    <style:style style:name="T338" style:family="text">
      <style:text-properties fo:color="#0000ff" officeooo:rsid="01fc1624"/>
    </style:style>
    <style:style style:name="T339" style:family="text">
      <style:text-properties fo:color="#0000ff" officeooo:rsid="02027c83"/>
    </style:style>
    <style:style style:name="T340" style:family="text">
      <style:text-properties fo:color="#0000ff" officeooo:rsid="0205350b"/>
    </style:style>
    <style:style style:name="T341" style:family="text">
      <style:text-properties fo:color="#0000ff" officeooo:rsid="01c9b2cb"/>
    </style:style>
    <style:style style:name="T342" style:family="text">
      <style:text-properties fo:color="#0000ff" style:font-name="FreeMono1" officeooo:rsid="01d116d7"/>
    </style:style>
    <style:style style:name="T343" style:family="text">
      <style:text-properties fo:color="#0000ff" officeooo:rsid="02292c35"/>
    </style:style>
    <style:style style:name="T344" style:family="text">
      <style:text-properties officeooo:rsid="01da9c2d"/>
    </style:style>
    <style:style style:name="T345" style:family="text">
      <style:text-properties officeooo:rsid="01e1ba05"/>
    </style:style>
    <style:style style:name="T346" style:family="text">
      <style:text-properties officeooo:rsid="01e4ef85"/>
    </style:style>
    <style:style style:name="T347" style:family="text">
      <style:text-properties officeooo:rsid="01e86530"/>
    </style:style>
    <style:style style:name="T348" style:family="text">
      <style:text-properties officeooo:rsid="01e9443a"/>
    </style:style>
    <style:style style:name="T349" style:family="text">
      <style:text-properties officeooo:rsid="01e98d09"/>
    </style:style>
    <style:style style:name="T350" style:family="text">
      <style:text-properties officeooo:rsid="01ec100d"/>
    </style:style>
    <style:style style:name="T351" style:family="text">
      <style:text-properties officeooo:rsid="01f19e93"/>
    </style:style>
    <style:style style:name="T352" style:family="text">
      <style:text-properties officeooo:rsid="01f32ef1"/>
    </style:style>
    <style:style style:name="T353" style:family="text">
      <style:text-properties officeooo:rsid="01f7675e"/>
    </style:style>
    <style:style style:name="T354" style:family="text">
      <style:text-properties officeooo:rsid="01f7ee1f"/>
    </style:style>
    <style:style style:name="T355" style:family="text">
      <style:text-properties officeooo:rsid="01fc1624"/>
    </style:style>
    <style:style style:name="T356" style:family="text">
      <style:text-properties officeooo:rsid="0200b089"/>
    </style:style>
    <style:style style:name="T357" style:family="text">
      <style:text-properties officeooo:rsid="02043da2"/>
    </style:style>
    <style:style style:name="T358" style:family="text">
      <style:text-properties officeooo:rsid="0207d5ad"/>
    </style:style>
    <style:style style:name="T359" style:family="text">
      <style:text-properties officeooo:rsid="021a7ca9"/>
    </style:style>
    <style:style style:name="T360" style:family="text">
      <style:text-properties officeooo:rsid="021b3fa5"/>
    </style:style>
    <style:style style:name="T361" style:family="text">
      <style:text-properties officeooo:rsid="021d76ae"/>
    </style:style>
    <style:style style:name="T362" style:family="text">
      <style:text-properties officeooo:rsid="021f80b8"/>
    </style:style>
    <style:style style:name="T363" style:family="text">
      <style:text-properties officeooo:rsid="02215ebe"/>
    </style:style>
    <style:style style:name="T364" style:family="text">
      <style:text-properties officeooo:rsid="0222ec0b"/>
    </style:style>
    <style:style style:name="T365" style:family="text">
      <style:text-properties officeooo:rsid="0223bc40"/>
    </style:style>
    <style:style style:name="T366" style:family="text">
      <style:text-properties officeooo:rsid="0225272a"/>
    </style:style>
    <style:style style:name="T367" style:family="text">
      <style:text-properties officeooo:rsid="02252ec7"/>
    </style:style>
    <style:style style:name="T368" style:family="text">
      <style:text-properties officeooo:rsid="0226f52a"/>
    </style:style>
    <style:style style:name="T369" style:family="text">
      <style:text-properties officeooo:rsid="0228a406"/>
    </style:style>
    <style:style style:name="T370" style:family="text">
      <style:text-properties officeooo:rsid="0228a94f"/>
    </style:style>
    <style:style style:name="T371" style:family="text">
      <style:text-properties officeooo:rsid="02292c35"/>
    </style:style>
    <style:style style:name="T372" style:family="text">
      <style:text-properties officeooo:rsid="022a1d34"/>
    </style:style>
    <style:style style:name="T373" style:family="text">
      <style:text-properties style:use-window-font-color="true" officeooo:rsid="022b5fec"/>
    </style:style>
    <style:style style:name="T374" style:family="text">
      <style:text-properties style:use-window-font-color="true" officeooo:rsid="022b8250"/>
    </style:style>
    <style:style style:name="T375" style:family="text">
      <style:text-properties style:use-window-font-color="true" style:font-name="Jomolhari" fo:font-size="13pt" style:text-underline-style="none" fo:font-weight="normal" officeooo:rsid="022b8250" style:font-size-asian="13pt" style:font-weight-asian="normal" style:font-size-complex="13pt" style:font-weight-complex="normal"/>
    </style:style>
    <style:style style:name="T376" style:family="text">
      <style:text-properties style:use-window-font-color="true" style:font-name="Jomolhari" fo:font-size="13pt" style:text-underline-style="none" fo:font-weight="normal" officeooo:rsid="022b5fec" style:font-size-asian="13pt" style:font-weight-asian="normal" style:font-size-complex="13pt" style:font-weight-complex="normal"/>
    </style:style>
    <style:style style:name="T377" style:family="text">
      <style:text-properties style:use-window-font-color="true" officeooo:rsid="022f5e14"/>
    </style:style>
    <style:style style:name="T378" style:family="text">
      <style:text-properties style:use-window-font-color="true" officeooo:rsid="02345b5f"/>
    </style:style>
    <style:style style:name="T379" style:family="text">
      <style:text-properties style:use-window-font-color="true" fo:font-weight="bold" officeooo:rsid="02345b5f" style:font-weight-asian="bold" style:font-weight-complex="bold"/>
    </style:style>
    <style:style style:name="T380" style:family="text">
      <style:text-properties officeooo:rsid="022b8250"/>
    </style:style>
    <style:style style:name="T381" style:family="text">
      <style:text-properties officeooo:rsid="022d5693"/>
    </style:style>
    <style:style style:name="T382" style:family="text">
      <style:text-properties officeooo:rsid="02345b5f"/>
    </style:style>
    <style:style style:name="T383" style:family="text">
      <style:text-properties officeooo:rsid="02383cf3"/>
    </style:style>
    <style:style style:name="T384" style:family="text">
      <style:text-properties officeooo:rsid="0238c68e"/>
    </style:style>
    <style:style style:name="T385" style:family="text">
      <style:text-properties officeooo:rsid="023abdf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0">1<text:tab/></text:span><text:span text:style-name="T151">Introduction to YACC</text:span></text:p>
      <text:p text:style-name="P1"/>
      <text:p text:style-name="P151"><text:span text:style-name="T59">YACC (Yet Another Compiler Compiler) is a tool used to generate a parser. </text:span><text:span text:style-name="T60">This document is a tutorial for the use of YACC to generate a parser for SIL. </text:span><text:span text:style-name="T61">YACC </text:span><text:span text:style-name="T62">translates </text:span><text:span text:style-name="T72">a given</text:span><text:span text:style-name="T62"> Context Free Grammar (CFG) </text:span><text:span text:style-name="T316">[Give Wiki Link]</text:span><text:span text:style-name="T73"> </text:span><text:span text:style-name="T62">specifications </text:span><text:span text:style-name="T63">(input in </text:span><text:span text:style-name="T93">input_file.y</text:span><text:span text:style-name="T63">) </text:span><text:span text:style-name="T62">into a C implementation </text:span><text:span text:style-name="T66">(</text:span><text:span text:style-name="T92">y.tab.c</text:span><text:span text:style-name="T66">) </text:span><text:span text:style-name="T62">of a corresponding </text:span><text:span text:style-name="T64">push down automaton </text:span><text:span text:style-name="T317">[Link to WIKI page]</text:span><text:span text:style-name="T72"> </text:span><text:span text:style-name="T67">(</text:span><text:span text:style-name="T64">i.e., a finite state machine with a stack</text:span><text:span text:style-name="T67">).</text:span><text:span text:style-name="T59"> </text:span><text:span text:style-name="T65">This C program when compiled, yields an executable parser.</text:span></text:p>
      <text:p text:style-name="P9"><draw:custom-shape text:anchor-type="paragraph" draw:z-index="0" draw:style-name="gr1" draw:text-style-name="P158" svg:width="1.3335in" svg:height="0.6878in" svg:x="2.6583in" svg:y="0.0917in"><text:p text:style-name="P158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9"/>
      <text:p text:style-name="P9"><text:tab/></text:p>
      <text:p text:style-name="P10"><draw:custom-shape text:anchor-type="paragraph" draw:z-index="1" draw:style-name="gr1" svg:width="1.3335in" svg:height="0.6878in" svg:x="2.6583in" svg:y="0.1425in"><text:p text:style-name="P158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9"/>
      <text:p text:style-name="P11"/>
      <text:p text:style-name="P155"><draw:custom-shape text:anchor-type="paragraph" draw:z-index="2" draw:style-name="gr1" svg:width="1.3335in" svg:height="0.6878in" svg:x="2.6583in" svg:y="0.1043in"><text:p text:style-name="P158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2"/>
      <text:p text:style-name="P19"/>
      <text:p text:style-name="P136"><text:span text:style-name="T154">The source SIL program is fed as the input to the generated parser (</text:span><text:span text:style-name="T159">a.out</text:span><text:span text:style-name="T154">). <text:s/></text:span><text:span text:style-name="T158">The parser </text:span><text:span text:style-name="T155">checks </text:span><text:span text:style-name="T157">whether</text:span><text:span text:style-name="T155"> the program </text:span><text:span text:style-name="T158">satisfies </text:span><text:span text:style-name="T155">the </text:span><text:span text:style-name="T158">syntax </text:span><text:span text:style-name="T156">specification </text:span><text:span text:style-name="T158">given </text:span><text:span text:style-name="T156">in the </text:span><text:span text:style-name="T160">input_file.y</text:span><text:span text:style-name="T156"> file. </text:span></text:p>
      <text:p text:style-name="P24"/>
      <text:p text:style-name="P13"><text:span text:style-name="T96"><text:tab/>A parser is </text:span><text:span text:style-name="T97">a </text:span><text:span text:style-name="T96">program that </text:span><text:span text:style-name="T85">checks whether its </text:span><text:span text:style-name="T96">input </text:span><text:span text:style-name="T257">(viewed as a stre</text:span><text:span text:style-name="T261">a</text:span><text:span text:style-name="T257">m of tokens) meets</text:span><text:span text:style-name="T96"> a </text:span><text:span text:style-name="T257">given </text:span><text:span text:style-name="T96">grammar </text:span><text:soft-page-break/><text:span text:style-name="T102">specification</text:span><text:span text:style-name="T96">. </text:span><text:span text:style-name="T95"><text:s/></text:span><text:span text:style-name="T109">The syntax of </text:span><text:span text:style-name="T110">SIL</text:span><text:span text:style-name="T109"> can be specified <text:s/></text:span><text:span text:style-name="T111">using</text:span><text:span text:style-name="T108"> </text:span><text:span text:style-name="T116">a </text:span><text:span text:style-name="T112">Context Free Grammar.</text:span><text:span text:style-name="T111"> </text:span><text:span text:style-name="T116">As mentioned earlier, </text:span><text:span text:style-name="T113">YACC </text:span><text:span text:style-name="T116">takes this sp</text:span><text:span text:style-name="T118">e</text:span><text:span text:style-name="T116">cification and generates a parser for SIL. <text:s/></text:span></text:p>
      <text:p text:style-name="P20"/>
      <text:p text:style-name="P82"><text:span text:style-name="T233"><text:s text:c="9"/>Recall that a </text:span><text:span text:style-name="T223">context free grammar</text:span><text:span text:style-name="T229"> is defined by a four tuple (</text:span><text:span text:style-name="T233">N</text:span><text:span text:style-name="T229">,T,P,S) - <text:s/>a set </text:span><text:span text:style-name="T233">N</text:span><text:span text:style-name="T229"> of </text:span><text:span text:style-name="T227">non-terminals</text:span><text:span text:style-name="T229">, a set T of </text:span><text:span text:style-name="T223">t</text:span><text:span text:style-name="T228">erminals</text:span><text:span text:style-name="T223"> </text:span><text:span text:style-name="T229">(</text:span><text:span text:style-name="T233">in our project, these are the tokens returned by the lexical analyzer and hence we may refer to them as </text:span><text:span text:style-name="T228">tokens</text:span><text:span text:style-name="T233"> occasionally</text:span><text:span text:style-name="T229">), <text:s/>set </text:span><text:span text:style-name="T229">P of </text:span><text:span text:style-name="T223">productions</text:span><text:span text:style-name="T229"> and a </text:span><text:span text:style-name="T223">start </text:span><text:span text:style-name="T224">variable</text:span><text:span text:style-name="T229"> <text:s/>S. </text:span><text:span text:style-name="T230">Each production consists of a </text:span><text:span text:style-name="T233">non-terminal</text:span><text:span text:style-name="T230"> on the left side (</text:span><text:span text:style-name="T224">head</text:span><text:span text:style-name="T230"> part) and a sequence of tokens and </text:span><text:span text:style-name="T233">non-terminals</text:span><text:span text:style-name="T230"> (of zero or more length) on the right side (</text:span><text:span text:style-name="T224">body</text:span><text:span text:style-name="T230"> part). For more about context free grammars </text:span><text:span text:style-name="T232">refer to </text:span><text:span text:style-name="T321">[</text:span><text:span text:style-name="T318">http://en.wikipedia.org/wiki/Context-free_grammar</text:span><text:span text:style-name="T319">]</text:span><text:span text:style-name="T320"> </text:span></text:p>
      <text:p text:style-name="P31"/>
      <text:p text:style-name="P21">Example: <text:s/><text:span text:style-name="T303">This </text:span><text:span text:style-name="T315">example </text:span><text:span text:style-name="T327">[Link to eg_1n2post_no-att.y]</text:span><text:span text:style-name="T303"> is an</text:span> <text:span text:style-name="T303"><text:s/>Infix to Postfix converter </text:span><text:span text:style-name="T346">implemented using</text:span><text:span text:style-name="T303"> YACC. <text:s/>The </text:span><text:span text:style-name="T79">rules part</text:span><text:span text:style-name="T303"> of th</text:span><text:span text:style-name="T313">e</text:span><text:span text:style-name="T303"> </text:span><text:span text:style-name="T346">YACC program</text:span><text:span text:style-name="T303"> </text:span><text:span text:style-name="T350">has been shown below</text:span><text:span text:style-name="T303">: <text:s/></text:span></text:p>
      <text:p text:style-name="P21"/>
      <text:p text:style-name="P50"><text:span text:style-name="T271">start: expr '\n'<text:tab/>{</text:span><text:span text:style-name="T272">exit(1);</text:span><text:span text:style-name="T271">} </text:span></text:p>
      <text:p text:style-name="P55"><text:tab/>; </text:p>
      <text:p text:style-name="P55"/>
      <text:p text:style-name="P55">expr: <text:s/>expr '+' expr<text:tab/>{printf("+ ");} </text:p>
      <text:p text:style-name="P55"><text:tab/>| expr '*' expr<text:tab/>{printf("* ");} </text:p>
      <text:p text:style-name="P55"><text:tab/>| '(' expr ')'<text:tab/> </text:p>
      <text:p text:style-name="P55"><text:tab/>| DIGIT<text:tab/><text:tab/>{printf("NUM%<text:span text:style-name="T347">d</text:span> ",<text:span text:style-name="T347">pos</text:span>);} </text:p>
      <text:p text:style-name="P55"><text:tab/>; </text:p>
      <text:p text:style-name="P55"/>
      <text:p text:style-name="P105"/>
      <text:p text:style-name="P102">In this example, the set of non-terminals N = {<text:span text:style-name="T33">start</text:span><text:span text:style-name="T1">, </text:span><text:span text:style-name="T33">expr</text:span>}, the set of terminals </text:p>
      <text:p text:style-name="P102">T = {<text:span text:style-name="T33">'\n',</text:span><text:span text:style-name="T313"> </text:span><text:span text:style-name="T1">'</text:span><text:span text:style-name="T33">+', <text:s/>'*', '(', ')' , DIGIT</text:span><text:span text:style-name="T313"> </text:span>} and the start symbol S = <text:span text:style-name="T37">start</text:span>. <text:s/></text:p>
      <text:p text:style-name="P104"/>
      <text:p text:style-name="P22">Sample Input/Output :</text:p>
      <text:p text:style-name="P22"/>
      <text:p text:style-name="P39"><text:soft-page-break/><text:span text:style-name="T98">I:<text:tab/></text:span><text:span text:style-name="T345">1</text:span><text:span text:style-name="T344">+5</text:span></text:p>
      <text:p text:style-name="P39"><text:span text:style-name="T98">O:<text:tab/></text:span><text:span text:style-name="T344">NUM</text:span><text:span text:style-name="T348">1</text:span><text:span text:style-name="T344"> NUM</text:span><text:span text:style-name="T348">2</text:span><text:span text:style-name="T344"> +</text:span></text:p>
      <text:p text:style-name="P42"><text:s/></text:p>
      <text:p text:style-name="P103">When the input 1+5 is given to the <text:span text:style-name="T349">parser (object file)</text:span> generated by YACC <text:span text:style-name="T328">[Link to yacc_run_inst.txt]</text:span><text:span text:style-name="T349"> </text:span>, <text:span text:style-name="T349">the parser prints a </text:span><text:span text:style-name="T83">postfix form</text:span><text:span text:style-name="T349"> of the original expression </text:span><text:span text:style-name="T47">1+5</text:span><text:span text:style-name="T349"> as <text:s/></text:span><text:span text:style-name="T47">NUM1 NUM2 +</text:span><text:span text:style-name="T349"> where, </text:span><text:span text:style-name="T47">NUM1</text:span><text:span text:style-name="T349"> represents the first number in the input expression i.e. </text:span><text:span text:style-name="T47">1</text:span><text:span text:style-name="T349"> and</text:span><text:span text:style-name="T47"> NUM2 </text:span><text:span text:style-name="T142">represents the second number in the input expression i.e. </text:span><text:span text:style-name="T47">5</text:span><text:span text:style-name="T349">.</text:span></text:p>
      <text:p text:style-name="P103"><text:span text:style-name="T349"><text:s/></text:span><text:s/></text:p>
      <text:p text:style-name="P43">I:<text:tab/><text:span text:style-name="T349">3+(1*9)+5</text:span></text:p>
      <text:p text:style-name="P41"><text:span text:style-name="T99">O:<text:tab/></text:span><text:span text:style-name="T349">NUM1 NUM2 NUM3 * NUM4 + +</text:span></text:p>
      <text:p text:style-name="P60"/>
      <text:p text:style-name="P40"><text:span text:style-name="T100">I:<text:tab/></text:span><text:span text:style-name="T100">5</text:span><text:span text:style-name="T101">$</text:span></text:p>
      <text:p text:style-name="P44">O:<text:tab/><text:span text:style-name="T346">NUM</text:span><text:span text:style-name="T348">1</text:span> error</text:p>
      <text:p text:style-name="P23"><text:tab/></text:p>
      <text:p text:style-name="P14"><text:span text:style-name="T103">This example demonstrates the specification of </text:span><text:span text:style-name="T74">rule</text:span><text:span text:style-name="T75">s</text:span><text:span text:style-name="T103"> in YACC. </text:span><text:span text:style-name="T104"><text:s/></text:span><text:span text:style-name="T105">In this example there are </text:span><text:span text:style-name="T313">five</text:span><text:span text:style-name="T258"> rules</text:span><text:span text:style-name="T105">. <text:s/></text:span><text:span text:style-name="T258">Each</text:span><text:span text:style-name="T152"> rule</text:span><text:span text:style-name="T106"> </text:span><text:span text:style-name="T258">has </text:span><text:span text:style-name="T303">a</text:span><text:span text:style-name="T258"> </text:span><text:span text:style-name="T76">product</text:span><text:span text:style-name="T77">i</text:span><text:span text:style-name="T76">on part</text:span><text:span text:style-name="T258"> and an </text:span><text:span text:style-name="T76">action part</text:span><text:span text:style-name="T258">. <text:s/>The action </text:span><text:span text:style-name="T258">part consists of C statements enclosed within </text:span><text:span text:style-name="T260">a </text:span><text:span text:style-name="T11">{</text:span><text:span text:style-name="T258"> </text:span><text:span text:style-name="T260">and</text:span><text:span text:style-name="T258"> </text:span><text:span text:style-name="T11">}</text:span><text:span text:style-name="T258">. Each production part has a </text:span><text:span text:style-name="T76">head</text:span><text:span text:style-name="T258"> and a </text:span><text:span text:style-name="T76">body</text:span><text:span text:style-name="T258"> sep</text:span><text:span text:style-name="T261">a</text:span><text:span text:style-name="T258">rated by </text:span><text:span text:style-name="T265">a </text:span><text:span text:style-name="T33">'</text:span><text:span text:style-name="T11">:</text:span><text:span text:style-name="T33">'</text:span><text:span text:style-name="T258">. For example, the first rule above has </text:span><text:span text:style-name="T153">production </text:span><text:span text:style-name="T258">part with </text:span><text:span text:style-name="T34">start</text:span><text:span text:style-name="T258"> as the head and </text:span><text:span text:style-name="T34">expr '\n'</text:span><text:span text:style-name="T258"> as the body. <text:s/>The action part for the </text:span><text:span text:style-name="T259">r</text:span><text:span text:style-name="T258">ule is <text:s/></text:span><text:span text:style-name="T36">{</text:span><text:span text:style-name="T35">exit(1);</text:span><text:span text:style-name="T36">}</text:span><text:span text:style-name="T258">. <text:s/></text:span></text:p>
      <text:p text:style-name="P37"/>
      <text:p text:style-name="P15"><text:span text:style-name="T86">The parser reads the input sequentially and tries to find a pattern match with the body part of each production. <text:s/>When </text:span><text:span text:style-name="T87">it </text:span><text:span text:style-name="T86">finds a matching production, </text:span><text:span text:style-name="T86">the action part of the corresponding rule is executed.</text:span><text:span text:style-name="T87"> <text:s/></text:span><text:span text:style-name="T88">The process is repeated till the end of the input.</text:span></text:p>
      <text:p text:style-name="P38"/>
      <text:p text:style-name="P145"><text:span text:style-name="T196">In the above example, when the input </text:span><text:span text:style-name="T193">1</text:span><text:span text:style-name="T190">+5</text:span><text:span text:style-name="T196"> is given to the parser, it attempts to match </text:span><text:span text:style-name="T199">the input</text:span><text:span text:style-name="T196"> with the body of the production of the first rule. </text:span><text:span text:style-name="T198">W</text:span><text:span text:style-name="T197">hen the input has been parsed completely </text:span><text:span text:style-name="T200">and correctly matched with the start production </text:span><text:span text:style-name="T191">start: expr '\n'</text:span><text:span text:style-name="T200"> the</text:span><text:span text:style-name="T197"> </text:span><text:span text:style-name="T200">parser</text:span><text:span text:style-name="T197"> executes the action <text:s/></text:span><text:span text:style-name="T192">exit(1);.</text:span><text:span text:style-name="T12"> </text:span><text:span text:style-name="T115">The statements</text:span><text:span text:style-name="T13"> </text:span><text:span text:style-name="T187">printf("</text:span><text:span text:style-name="T188">NUM </text:span><text:span text:style-name="T187">");</text:span><text:span text:style-name="T186"> </text:span><text:span text:style-name="T169">and</text:span><text:span text:style-name="T185"> </text:span><text:span text:style-name="T187">printf("+ ");</text:span><text:span text:style-name="T186"> </text:span><text:span text:style-name="T170">are executed as result of the input being matched with the </text:span><text:span text:style-name="T171">production</text:span><text:span text:style-name="T172">s </text:span><text:span text:style-name="T171"><text:s/></text:span><text:span text:style-name="T189">expr: DIGIT</text:span><text:span text:style-name="T171"> <text:s/></text:span><text:span text:style-name="T172">and </text:span><text:soft-page-break/><text:span text:style-name="T187">expr: <text:s/>expr '+' expr</text:span><text:span text:style-name="T172"> respectively. </text:span></text:p>
      <text:p text:style-name="P124"/>
      <text:p text:style-name="P15"><text:span text:style-name="T86">If the parser fails to find any matching body part, </text:span><text:span text:style-name="T89">it invokes a special yyerror() function. <text:s/>In our example, the yyerror() function is programmed to print the message </text:span><text:span text:style-name="T86"><text:s/></text:span><text:span text:style-name="T107">“</text:span><text:span text:style-name="T2">error</text:span><text:span text:style-name="T107">”</text:span><text:span text:style-name="T117">. </text:span><text:span text:style-name="T329">[Link to yyerror() of eg_</text:span><text:span text:style-name="T330">i</text:span><text:span text:style-name="T329">n2pos</text:span><text:span text:style-name="T331">t</text:span><text:span text:style-name="T329">_no-att.y]</text:span></text:p>
      <text:p text:style-name="P126"/>
      <text:p text:style-name="P125">2<text:tab/>The structure of YACC programs</text:p>
      <text:p text:style-name="P125"/>
      <text:p text:style-name="P17">A <text:span text:style-name="T260">YACC</text:span> program consists of three sections: Declarations, Rules and Auxiliary functions. <text:span text:style-name="T335">[</text:span><text:span text:style-name="T336">Link </text:span><text:span text:style-name="T327">to </text:span><text:span text:style-name="T335">structure.y]</text:span><text:span text:style-name="T351"> </text:span><text:span text:style-name="T260">(Note the similarity with the structure of LEX programs).</text:span><text:span text:style-name="T307"> <text:s/></text:span></text:p>
      <text:p text:style-name="P16"/>
      <text:p text:style-name="P16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8"/>
      <text:p text:style-name="P118"/>
      <text:p text:style-name="P118"/>
      <text:p text:style-name="P118"/>
      <text:p text:style-name="P118"/>
      <text:p text:style-name="P118">2.1<text:tab/>Declarations</text:p>
      <text:p text:style-name="P118"/>
      <text:p text:style-name="P75"><text:span text:style-name="T203">The Declarations section consists of two parts, </text:span><text:span text:style-name="T84">C declarations <text:s/>and YACC Declarations</text:span><text:span text:style-name="T203">.</text:span></text:p>
      <text:p text:style-name="P76"/>
      <text:p text:style-name="P144"><text:span text:style-name="T163">The C Declarations are delimited by </text:span><text:span text:style-name="T184">%{</text:span><text:span text:style-name="T163"> and </text:span><text:span text:style-name="T184">%}.</text:span><text:span text:style-name="T163"> This part consists of all the declarations required for the C code </text:span><text:span text:style-name="T174">you write</text:span><text:span text:style-name="T163"> in the </text:span><text:span text:style-name="T178">Actions</text:span><text:span text:style-name="T163"> section and the</text:span><text:span text:style-name="T162"> </text:span><text:span text:style-name="T178">Auxiliary functions</text:span><text:span text:style-name="T163"> section. </text:span><text:span text:style-name="T177">YACC copies t</text:span><text:span text:style-name="T163">he contents of this section <text:s/>into </text:span><text:span text:style-name="T164">the generated</text:span><text:span text:style-name="T163"> </text:span><text:span text:style-name="T161">y.tab.c </text:span><text:span text:style-name="T114">file</text:span><text:span text:style-name="T161"> </text:span><text:span text:style-name="T163">without any modification</text:span><text:span text:style-name="T161">. </text:span><text:span text:style-name="T163"><text:s/></text:span></text:p>
      <text:p text:style-name="P77"><text:soft-page-break/></text:p>
      <text:p text:style-name="P99">The following <text:span text:style-name="T352">example </text:span>shows an abstract outline of the structure of <text:span text:style-name="T353">the declarations part of a</text:span> YACC program: <text:s/></text:p>
      <text:p text:style-name="P45"/>
      <text:p text:style-name="P63">/* Beginning of Declarations part */ </text:p>
      <text:p text:style-name="P63"/>
      <text:p text:style-name="P63">%{ <text:s text:c="5"/>/* Beginning of C declarations */ </text:p>
      <text:p text:style-name="P63"/>
      <text:p text:style-name="P63"/>
      <text:p text:style-name="P63">%} <text:s text:c="5"/>/* End of C declarations */ </text:p>
      <text:p text:style-name="P63"/>
      <text:p text:style-name="P63"><text:tab/>/* Beginning of YACC declarations <text:s/>*/ </text:p>
      <text:p text:style-name="P64"/>
      <text:p text:style-name="P65"><text:tab/></text:p>
      <text:p text:style-name="P66"><text:tab/>/* End of YACC declarations */ </text:p>
      <text:p text:style-name="P66"><text:tab/> </text:p>
      <text:p text:style-name="P66">/* End of Declarations Part */ </text:p>
      <text:p text:style-name="P108"/>
      <text:p text:style-name="P137"><text:span text:style-name="T165">The YACC </text:span><text:span text:style-name="T168">d</text:span><text:span text:style-name="T165">eclarations </text:span><text:span text:style-name="T168">part </text:span><text:span text:style-name="T165">co</text:span><text:span text:style-name="T174">mprises</text:span><text:span text:style-name="T165"> of declarations of </text:span><text:span text:style-name="T179">tokens</text:span><text:span text:style-name="T165"> </text:span><text:span text:style-name="T173">(usually returned by the </text:span><text:span text:style-name="T332">lexical analyzer </text:span><text:span text:style-name="T333">[Link to LEX document] </text:span><text:span text:style-name="T201">)</text:span><text:span text:style-name="T167">. </text:span><text:span text:style-name="T173">The parser reads the tokens by invoking the function </text:span><text:span text:style-name="T180">yylex() </text:span><text:span text:style-name="T166">(To be discussed in detail later). </text:span></text:p>
      <text:p text:style-name="P101"/>
      <text:p text:style-name="P119">2.2<text:tab/>Rules</text:p>
      <text:p text:style-name="P45"/>
      <text:p text:style-name="P80"><text:span text:style-name="T205">A rule in a YACC program comprises of two parts (i) the </text:span><text:span text:style-name="T225">production</text:span><text:span text:style-name="T226"> part</text:span><text:span text:style-name="T205"> and (ii) the </text:span><text:span text:style-name="T226">action part</text:span><text:span text:style-name="T205">. <text:s/></text:span><text:span text:style-name="T234">In this project, t</text:span><text:span text:style-name="T206">he syntax of SIL </text:span><text:span text:style-name="T234">programming language will be</text:span><text:span text:style-name="T206"> specified in the form of </text:span><text:span text:style-name="T231">a context free grammar.</text:span><text:span text:style-name="T206"> </text:span><text:span text:style-name="T209">A</text:span><text:span text:style-name="T207"> </text:span><text:span text:style-name="T208">rule in YACC</text:span><text:span text:style-name="T207"> is of the form:</text:span></text:p>
      <text:p text:style-name="P47"/>
      <text:p text:style-name="P47">production_head<text:tab/>:<text:tab/>production_body<text:tab/>{<text:span text:style-name="T264">a</text:span>ction in C } ;</text:p>
      <text:p text:style-name="P27"/>
      <text:p text:style-name="P100">The following <text:span text:style-name="T352">example </text:span>shows an abstract outline of the structure of <text:span text:style-name="T353">the </text:span><text:span text:style-name="T354">rules</text:span><text:span text:style-name="T353"> part of a</text:span> YACC program:</text:p>
      <text:p text:style-name="P66"/>
      <text:p text:style-name="P66"><text:soft-page-break/></text:p>
      <text:p text:style-name="P66">%%<text:tab/> </text:p>
      <text:p text:style-name="P66"/>
      <text:p text:style-name="P66">/* Rules Section begins here */ </text:p>
      <text:p text:style-name="P66"/>
      <text:p text:style-name="P66"/>
      <text:p text:style-name="P66">/* Rules Section ends here */ </text:p>
      <text:p text:style-name="P66"/>
      <text:p text:style-name="P66">%% <text:tab/> </text:p>
      <text:p text:style-name="P29">The rules in our example can be found <text:span text:style-name="T314">here </text:span><text:span text:style-name="T337">[Link to Rules section in eg_in2post_no-att.y] </text:span></text:p>
      <text:p text:style-name="P27"/>
      <text:p text:style-name="P120">2.2.1<text:tab/>Productions</text:p>
      <text:p text:style-name="P78"/>
      <text:p text:style-name="P33"><text:span text:style-name="T204">Each production consists of a production </text:span><text:span text:style-name="T221">head</text:span><text:span text:style-name="T204"> and a production </text:span><text:span text:style-name="T221">body</text:span><text:span text:style-name="T204">. </text:span><text:span text:style-name="T355">Consider a production from our </text:span><text:span text:style-name="T338">example [Link to productions of eg_in2post_no-att.y]</text:span><text:span text:style-name="T355">:</text:span></text:p>
      <text:p text:style-name="P34"/>
      <text:p text:style-name="P46"><text:span text:style-name="T242">expr<text:tab/>:<text:tab/>expr </text:span><text:span text:style-name="T355">'+'</text:span><text:span text:style-name="T242"> expr</text:span></text:p>
      <text:p text:style-name="P48"/>
      <text:p text:style-name="P79"><text:span text:style-name="T206">The </text:span><text:span text:style-name="T3">expr</text:span><text:span text:style-name="T206"> on the LHS of the</text:span><text:span text:style-name="T3"> : </text:span><text:span text:style-name="T248">in the production </text:span><text:span text:style-name="T206">is called the </text:span><text:span text:style-name="T222">head</text:span><text:span text:style-name="T206"> of the production and the </text:span><text:span text:style-name="T3">expr </text:span><text:span text:style-name="T38">'+'</text:span><text:span text:style-name="T3"> expr</text:span><text:span text:style-name="T206"> on the RHS of the </text:span><text:span text:style-name="T3">: </text:span><text:span text:style-name="T206">is called the </text:span><text:span text:style-name="T222">body</text:span><text:span text:style-name="T206"> of the production. </text:span></text:p>
      <text:p text:style-name="P28"><text:tab/></text:p>
      <text:p text:style-name="P85"><text:span text:style-name="T262">In the above example, </text:span><text:span text:style-name="T39">'+'</text:span><text:span text:style-name="T252"> is a </text:span><text:span text:style-name="T356">terminal</text:span><text:span text:style-name="T254"> </text:span><text:span text:style-name="T383">(token) </text:span><text:span text:style-name="T256">and</text:span><text:span text:style-name="T254"> </text:span><text:span text:style-name="T7">expr</text:span><text:span text:style-name="T254"> is a </text:span><text:span text:style-name="T300">non-terminal. <text:s/></text:span><text:span text:style-name="T255"><text:s/></text:span><text:span text:style-name="T383">Users can name to a tokens. <text:s/></text:span></text:p>
      <text:p text:style-name="P85"><text:span text:style-name="T383">(for instance we can give the name 'PLUS' to the token '+'). <text:s/></text:span><text:span text:style-name="T306"><text:s/>In such cases, the names must be defined in the <text:s/>declarations section. <text:s/>(example)</text:span><text:span text:style-name="T304"> </text:span><text:span text:style-name="T250">The head </text:span><text:span text:style-name="T251">of a production is always a </text:span><text:span text:style-name="T311">non-terminal</text:span><text:span text:style-name="T251">. </text:span><text:span text:style-name="T253">Every </text:span><text:span text:style-name="T311">non-terminal</text:span><text:span text:style-name="T253"> in </text:span><text:span text:style-name="T263">the</text:span><text:span text:style-name="T253"> grammar must </text:span><text:span text:style-name="T263">appear in the head part of at least one production. </text:span></text:p>
      <text:p text:style-name="P86"><text:tab/></text:p>
      <text:p text:style-name="P121">2.2.2<text:tab/>Actions</text:p>
      <text:p text:style-name="P81"/>
      <text:p text:style-name="P83"><text:soft-page-break/><text:span text:style-name="T266">The action </text:span><text:span text:style-name="T267">part </text:span><text:span text:style-name="T268">of a rule </text:span><text:span text:style-name="T267">consists of C statements which are</text:span><text:span text:style-name="T266"> executed when the input is matched with the</text:span><text:span text:style-name="T269"> </text:span><text:span text:style-name="T266">body of </text:span><text:span text:style-name="T270">a</text:span><text:span text:style-name="T266"> production. </text:span><text:span text:style-name="T339">([Link to Actions section of </text:span><text:span text:style-name="T339">eg_in2post_no-att.y])</text:span><text:span text:style-name="T311"> </text:span><text:span text:style-name="T308"><text:s/></text:span></text:p>
      <text:p text:style-name="P59"/>
      <text:p text:style-name="P84"><text:span text:style-name="T139">The y.tab.c file contains a function </text:span><text:span text:style-name="T4">yyparse()</text:span><text:span text:style-name="T140"> </text:span><text:span text:style-name="T139">which is an</text:span><text:span text:style-name="T32"> </text:span><text:span text:style-name="T247">implementation </text:span><text:span text:style-name="T311">(in C) </text:span><text:span text:style-name="T247">of </text:span><text:span text:style-name="T311">a</text:span><text:span text:style-name="T247"> push down automaton. </text:span><text:span text:style-name="T48">yyparse()</text:span><text:span text:style-name="T357"> is responsible </text:span><text:span text:style-name="T311">for</text:span><text:span text:style-name="T247"> pars</text:span><text:span text:style-name="T311">ing</text:span><text:span text:style-name="T247"> </text:span><text:span text:style-name="T300">the</text:span><text:span text:style-name="T247"> given input file.</text:span><text:span text:style-name="T245"> <text:s/></text:span><text:span text:style-name="T308">The function </text:span><text:span text:style-name="T5">y</text:span><text:span text:style-name="T4">ylex()</text:span><text:span text:style-name="T245"> is invoked by </text:span><text:span text:style-name="T4">yyparse()</text:span><text:span text:style-name="T245"> to </text:span><text:span text:style-name="T308">read</text:span><text:span text:style-name="T300"> tokens </text:span><text:span text:style-name="T308">from</text:span><text:span text:style-name="T245"> the input file. </text:span><text:span text:style-name="T340">[Link to</text:span><text:span text:style-name="T341"> yy</text:span><text:span text:style-name="T339">l</text:span><text:span text:style-name="T341">ex() in </text:span><text:span text:style-name="T339">eg_in2post_no-att.y</text:span><text:span text:style-name="T340">]</text:span><text:span text:style-name="T308">. <text:s/>Note that the yyparse() function is automatically generated by YACC <text:s/>in the y.tab.c file. Although YACC </text:span><text:span text:style-name="T358">declares <text:s/></text:span><text:span text:style-name="T49">yylex() </text:span><text:span text:style-name="T143">in the y.tab.c file</text:span><text:span text:style-name="T308">, it </text:span><text:span text:style-name="T305">does not</text:span><text:span text:style-name="T308"> generate the </text:span><text:span text:style-name="T80">definition</text:span><text:span text:style-name="T308"> for </text:span><text:span text:style-name="T49">yylex()</text:span><text:span text:style-name="T308">. <text:s text:c="2"/>Hence the </text:span><text:span text:style-name="T49">yylex()</text:span><text:span text:style-name="T308"> function definition has to be supplied by you (either directly </text:span><text:span text:style-name="T311">by </text:span><text:span text:style-name="T309">defining</text:span><text:span text:style-name="T308"> </text:span><text:span text:style-name="T49">yylex()</text:span><text:span text:style-name="T308"> </text:span><text:span text:style-name="T309">in the </text:span><text:span text:style-name="T81">auxiliary function</text:span><text:span text:style-name="T82">s</text:span><text:span text:style-name="T81"> section</text:span><text:span text:style-name="T309"> </text:span><text:span text:style-name="T308">or using a lexical analyzer generator like LEX).</text:span><text:span text:style-name="T245"> </text:span><text:span text:style-name="T301">Each </text:span><text:span text:style-name="T302">invocation of </text:span><text:span text:style-name="T301"><text:s/></text:span><text:span text:style-name="T4">yylex()</text:span><text:span text:style-name="T245"> </text:span><text:span text:style-name="T308">must </text:span><text:span text:style-name="T245">return</text:span><text:span text:style-name="T246"> </text:span><text:span text:style-name="T301">the next </text:span><text:span text:style-name="T246">token </text:span><text:span text:style-name="T309">(from the input steam)</text:span><text:span text:style-name="T301"> to </text:span><text:span text:style-name="T50">yyparse()</text:span><text:span text:style-name="T301">.</text:span><text:span text:style-name="T245"> </text:span><text:span text:style-name="T243">The action corresponding to a production is </text:span><text:span text:style-name="T244">executed </text:span><text:span text:style-name="T249">by </text:span><text:span text:style-name="T6">yyparse()</text:span><text:span text:style-name="T244">only </text:span><text:span text:style-name="T311">after</text:span><text:span text:style-name="T244"> </text:span><text:span text:style-name="T302">sufficient number of tokens has been read <text:s/></text:span><text:span text:style-name="T311">(through repeated invocations of yylex()) </text:span><text:span text:style-name="T302">to get a complete match with the body of the production. </text:span></text:p>
      <text:p text:style-name="P32"/>
      <text:p text:style-name="P106"><text:span text:style-name="T211">Note that </text:span><text:span text:style-name="T235">a <text:s/>non-terminal</text:span><text:span text:style-name="T211"> </text:span><text:span text:style-name="T241">in the head part of a production</text:span><text:span text:style-name="T238"> </text:span><text:span text:style-name="T211">may have one </text:span><text:span text:style-name="T215">or more </text:span><text:span text:style-name="T211">production bod</text:span><text:span text:style-name="T214">ies </text:span><text:span text:style-name="T211">separated by a “</text:span><text:span text:style-name="T8">|”.</text:span><text:span text:style-name="T210"> </text:span><text:span text:style-name="T238">C</text:span><text:span text:style-name="T236">onsider the </text:span><text:span text:style-name="T238">non-terminal </text:span><text:span text:style-name="T40">expr</text:span><text:span text:style-name="T236"> <text:s/>in our example </text:span><text:span text:style-name="T323">[Link to </text:span><text:span text:style-name="T324">body of expr in</text:span><text:span text:style-name="T323"> eg_in2post_no-att.y]</text:span><text:span text:style-name="T236">.</text:span><text:span text:style-name="T213"> </text:span><text:span text:style-name="T238">T</text:span><text:span text:style-name="T213">he </text:span><text:span text:style-name="T238">non-terminal</text:span><text:span text:style-name="T213"> has </text:span><text:span text:style-name="T238">four</text:span><text:span text:style-name="T213"> production bodies </text:span><text:span text:style-name="T9">expr </text:span><text:span text:style-name="T40">'+'</text:span><text:span text:style-name="T9"> expr</text:span><text:span text:style-name="T213"> , </text:span><text:span text:style-name="T9">expr </text:span><text:span text:style-name="T40">'*'</text:span><text:span text:style-name="T9"> expr</text:span><text:span text:style-name="T213"> , </text:span><text:span text:style-name="T40">'</text:span><text:span text:style-name="T41">(</text:span><text:span text:style-name="T40">'</text:span><text:span text:style-name="T9"> expr </text:span><text:span text:style-name="T41">')' </text:span><text:span text:style-name="T213">and </text:span><text:span text:style-name="T41">DIGIT</text:span><text:span text:style-name="T213">. The first production body has an associated print action </text:span><text:span text:style-name="T51">printf("+ "), <text:s/></text:span><text:span text:style-name="T58">[ add one more ] </text:span><text:span text:style-name="T213">. </text:span><text:span text:style-name="T9">yyparse()</text:span><text:span text:style-name="T213"> executes the action only when the body </text:span><text:span text:style-name="T9">expr </text:span><text:span text:style-name="T42">'+'</text:span><text:span text:style-name="T9"> expr</text:span><text:span text:style-name="T213"> has been matched </text:span><text:span text:style-name="T216">with the input</text:span><text:span text:style-name="T213">. </text:span><text:span text:style-name="T236">The action part of a single </text:span><text:span text:style-name="T212">production may have </text:span><text:span text:style-name="T236">several statements of C code. </text:span></text:p>
      <text:p text:style-name="P26"/>
      <text:p text:style-name="P36">2.2.3<text:tab/>Auxiliary functions</text:p>
      <text:p text:style-name="P36"/>
      <text:p text:style-name="P107"><text:span text:style-name="T217">The Auxiliary functions section con</text:span><text:span text:style-name="T236">tains the definitions of three mandatory functions </text:span><text:span text:style-name="T52">main()</text:span><text:span text:style-name="T236">, </text:span><text:span text:style-name="T52">yy</text:span><text:span text:style-name="T53">lex</text:span><text:span text:style-name="T52">()</text:span><text:span text:style-name="T236"> and </text:span><text:span text:style-name="T52">yyerror()</text:span><text:span text:style-name="T236">. You</text:span><text:span text:style-name="T219"> may wish to add </text:span><text:span text:style-name="T237">your</text:span><text:span text:style-name="T219"> own </text:span><text:span text:style-name="T236">functions (depending on the </text:span><text:span text:style-name="T239">the requirement for the application</text:span><text:span text:style-name="T236">)</text:span><text:span text:style-name="T219"> </text:span><text:span text:style-name="T236">in</text:span><text:span text:style-name="T219"> the </text:span><text:soft-page-break/><text:span text:style-name="T94">y.tab.c</text:span><text:span text:style-name="T219"> file.</text:span><text:span text:style-name="T220"> </text:span><text:span text:style-name="T236">Such functions are written in the a</text:span><text:span text:style-name="T220">uxiliary functions section.</text:span><text:span text:style-name="T217"> </text:span><text:span text:style-name="T240">The</text:span><text:span text:style-name="T236"> </text:span><text:span text:style-name="T342">main()</text:span><text:span text:style-name="T322"> </text:span><text:span text:style-name="T323">[Link to </text:span><text:span text:style-name="T325">main()</text:span><text:span text:style-name="T324"> in</text:span><text:span text:style-name="T323"> eg_in2post_no-att.y] </text:span><text:span text:style-name="T236">function must invoke </text:span><text:span text:style-name="T10">yyparse()</text:span><text:span text:style-name="T218"> </text:span><text:span text:style-name="T236">to parse the input. <text:s/></text:span></text:p>
      <text:p text:style-name="P30"/>
      <text:p text:style-name="P35">The auxiliary functions section of our example <text:span text:style-name="T323">[Link to </text:span><text:span text:style-name="T326">Auxiliary functions section of </text:span><text:span text:style-name="T323">eg_in2_post_no-att.y]</text:span> program uses no user defined functions. You will need to write your supporting functions later in this project. <text:s/></text:p>
      <text:p text:style-name="P25"/>
      <text:p text:style-name="P25"/>
      <text:p text:style-name="P25"/>
      <text:p text:style-name="P61"><text:span text:style-name="T359">expr: <text:s/>expr '+' expr<text:tab/>{</text:span><text:span text:style-name="T362">op</text:span><text:span text:style-name="T359">_print(</text:span><text:span text:style-name="T360">'</text:span><text:span text:style-name="T359">+</text:span><text:span text:style-name="T360">'</text:span><text:span text:style-name="T359">);} </text:span></text:p>
      <text:p text:style-name="P61"><text:span text:style-name="T359"><text:tab/>| expr '*' expr<text:tab/>{</text:span><text:span text:style-name="T362">op</text:span><text:span text:style-name="T359">_print(</text:span><text:span text:style-name="T360">'</text:span><text:span text:style-name="T359">*</text:span><text:span text:style-name="T360">'</text:span><text:span text:style-name="T359">);} </text:span></text:p>
      <text:p text:style-name="P67"><text:tab/>| '(' expr ')'<text:tab/></text:p>
      <text:p text:style-name="P67"><text:tab/>| DIGIT<text:tab/><text:tab/><text:tab/>{printf("NUM%d ",pos);} </text:p>
      <text:p text:style-name="P67"><text:tab/>; </text:p>
      <text:p text:style-name="P67"/>
      <text:p text:style-name="P67">%% </text:p>
      <text:p text:style-name="P68">/*<text:span text:style-name="T384">** Auxiliary functions part ***/</text:span></text:p>
      <text:p text:style-name="P68"/>
      <text:p text:style-name="P62"><text:span text:style-name="T360">void </text:span><text:span text:style-name="T362">op</text:span><text:span text:style-name="T359">_print(char </text:span><text:span text:style-name="T360">op</text:span><text:span text:style-name="T359">)</text:span></text:p>
      <text:p text:style-name="P67">{</text:p>
      <text:p text:style-name="P61"><text:span text:style-name="T359"><text:tab/></text:span><text:span text:style-name="T360">if(op == '+')</text:span></text:p>
      <text:p text:style-name="P69"><text:tab/><text:tab/>printf(“PLUS ”);</text:p>
      <text:p text:style-name="P69"><text:tab/>else if(op == '*')</text:p>
      <text:p text:style-name="P69"><text:tab/><text:tab/>printf(“MUL ”);</text:p>
      <text:p text:style-name="P70">}</text:p>
      <text:p text:style-name="P67"><text:tab/></text:p>
      <text:p text:style-name="P67">yyerror() </text:p>
      <text:p text:style-name="P67">{ </text:p>
      <text:p text:style-name="P67"><text:tab/>printf("error");<text:tab/></text:p>
      <text:p text:style-name="P67"><text:tab/>return; </text:p>
      <text:p text:style-name="P67">} </text:p>
      <text:p text:style-name="P67"/>
      <text:p text:style-name="P67">yylex() </text:p>
      <text:p text:style-name="P67">{ </text:p>
      <text:p text:style-name="P67"><text:soft-page-break/><text:tab/>int c; </text:p>
      <text:p text:style-name="P67"><text:tab/>c = getchar(); </text:p>
      <text:p text:style-name="P67"><text:tab/>if(isdigit(c)) </text:p>
      <text:p text:style-name="P67"><text:tab/>{ </text:p>
      <text:p text:style-name="P67"><text:tab/><text:tab/>pos++;<text:tab/><text:tab/> </text:p>
      <text:p text:style-name="P67"><text:tab/><text:tab/>return DIGIT; </text:p>
      <text:p text:style-name="P67"><text:tab/>} </text:p>
      <text:p text:style-name="P67"><text:tab/>return c; </text:p>
      <text:p text:style-name="P67">} </text:p>
      <text:p text:style-name="P67"/>
      <text:p text:style-name="P67">main() </text:p>
      <text:p text:style-name="P67">{ </text:p>
      <text:p text:style-name="P67"><text:tab/>yyparse(); </text:p>
      <text:p text:style-name="P67"><text:tab/>return 1; </text:p>
      <text:p text:style-name="P67">}</text:p>
      <text:p text:style-name="P87">Sample Input/Output:</text:p>
      <text:p text:style-name="P87"/>
      <text:p text:style-name="P49">I:<text:tab/>2+2</text:p>
      <text:p text:style-name="P49">O:<text:tab/><text:span text:style-name="T361">NUM1 NUM2 PLUS</text:span></text:p>
      <text:p text:style-name="P71"/>
      <text:p text:style-name="P88"><text:span text:style-name="T363">When </text:span><text:span text:style-name="T44">yyparse()</text:span><text:span text:style-name="T363"> matches the input </text:span><text:span text:style-name="T1">2+2 </text:span><text:span text:style-name="T363">with the production body <text:s/></text:span><text:span text:style-name="T43">expr '+' expr, </text:span><text:span text:style-name="T363">it executes the action</text:span><text:span text:style-name="T44"> </text:span><text:span text:style-name="T45">op</text:span><text:span text:style-name="T43">_print(</text:span><text:span text:style-name="T46">'</text:span><text:span text:style-name="T43">+</text:span><text:span text:style-name="T46">'</text:span><text:span text:style-name="T43">); </text:span><text:span text:style-name="T363">and as a result prints</text:span><text:span text:style-name="T44"> “PLUS” </text:span><text:span text:style-name="T363">in place of</text:span><text:span text:style-name="T44"> '+' </text:span><text:span text:style-name="T363">as per the definition of the user defined auxiliary function</text:span><text:span text:style-name="T44"> op_print().</text:span></text:p>
      <text:p text:style-name="P51"/>
      <text:p text:style-name="P148"/>
      <text:p text:style-name="P147"><text:span text:style-name="T378">To understand the next section the knowledge of working of a shift reduce parser </text:span><text:span text:style-name="T382">[Link to shift-reduce.txt] </text:span><text:span text:style-name="T378">is </text:span><text:span text:style-name="T379">mandatory</text:span><text:span text:style-name="T382"> </text:span></text:p>
      <text:p text:style-name="P131"/>
      <text:p text:style-name="P131"/>
      <text:p text:style-name="P131"/>
      <text:p text:style-name="P130"><text:soft-page-break/><text:span text:style-name="T382">4</text:span>.<text:tab/><text:span text:style-name="T364">Working of t</text:span>he Infix to Postfix program</text:p>
      <text:p text:style-name="P109"/>
      <text:p text:style-name="P91"><text:span text:style-name="T372">When</text:span><text:span text:style-name="T371"> input_file.y </text:span><text:span text:style-name="T372">is</text:span><text:span text:style-name="T371"> fed to YACC, it generates a y.tab.c </text:span><text:span text:style-name="T372">file. </text:span><text:span text:style-name="T343">[Link to Introduction to Yacc]. </text:span><text:span text:style-name="T373">Yacc copies the </text:span><text:span text:style-name="T374">C </text:span><text:span text:style-name="T373">declarations </text:span><text:span text:style-name="T374">(in the </text:span><text:span text:style-name="T377">D</text:span><text:span text:style-name="T374">eclaration </text:span><text:span text:style-name="T373">section </text:span><text:span text:style-name="T377">of input_file.y</text:span><text:span text:style-name="T374">)</text:span><text:span text:style-name="T373"> and </text:span><text:span text:style-name="T374">all </text:span><text:span text:style-name="T373">the auxiliary function</text:span><text:span text:style-name="T374">s </text:span><text:span text:style-name="T377">(</text:span><text:span text:style-name="T374">in the Auxiliary functions section </text:span><text:span text:style-name="T377">of input_file.y)</text:span><text:span text:style-name="T374"> </text:span><text:span text:style-name="T373">directly into y.tab.c without any modification. In addition to this YACC generates <text:s/>the definition of yyparse() in y.tab.c.</text:span></text:p>
      <text:p text:style-name="P149"/>
      <text:p text:style-name="P150">It is important to understand that, y.tab.c contains the following :</text:p>
      <text:list xml:id="list725614950" text:style-name="L1">
        <text:list-item>
          <text:p text:style-name="P156"><text:span text:style-name="T375">The C declarations from the input_file.y file </text:span><text:span text:style-name="T334">[Link to part in y.tab.c]</text:span></text:p>
        </text:list-item>
        <text:list-item>
          <text:p text:style-name="P156"><text:span text:style-name="T375">Generated yyparse() definition </text:span><text:span text:style-name="T376"><text:s/></text:span><text:span text:style-name="T334">[Link to part in y.tab.c]</text:span></text:p>
        </text:list-item>
        <text:list-item>
          <text:p text:style-name="P157"><text:span text:style-name="T375">All the auxiliary functions from the input_file.y </text:span><text:span text:style-name="T334">[Link to part in y.tab.c]</text:span></text:p>
        </text:list-item>
      </text:list>
      <text:p text:style-name="P150"/>
      <text:p text:style-name="P146"><text:span text:style-name="T375">This generated y.tab.c is compiled </text:span><text:span text:style-name="T334">[Link to yacc_run_inst.txt] </text:span><text:span text:style-name="T175">and a</text:span><text:span text:style-name="T176">n</text:span><text:span text:style-name="T175"> object file (the parser) is obtained.</text:span><text:span text:style-name="T334"> </text:span></text:p>
      <text:p text:style-name="P111"/>
      <text:p text:style-name="P112">Sample I/O:</text:p>
      <text:p text:style-name="P72">I: 2+3</text:p>
      <text:p text:style-name="P53"><text:span text:style-name="T365">O: NUM</text:span><text:span text:style-name="T366">1</text:span><text:span text:style-name="T365"> NUM</text:span><text:span text:style-name="T366">2</text:span><text:span text:style-name="T365"> + </text:span><text:span text:style-name="T275"><text:s/></text:span></text:p>
      <text:p text:style-name="P112"/>
      <text:p text:style-name="P90"><text:span text:style-name="T365">When the </text:span><text:span text:style-name="T367">expression </text:span><text:span text:style-name="T54">2+3</text:span><text:span text:style-name="T365"> is fed as the input to the generated parser, <text:s/></text:span><text:span text:style-name="T385">the </text:span><text:span text:style-name="T365">main() function </text:span><text:span text:style-name="T366">in the auxiliary functions section <text:s/></text:span><text:span text:style-name="T365">invokes yyparse(). <text:s/></text:span><text:span text:style-name="T385"><text:s/></text:span></text:p>
      <text:p text:style-name="P73"/>
      <text:p text:style-name="P73">main() </text:p>
      <text:p text:style-name="P73">{ </text:p>
      <text:p text:style-name="P73"><text:tab/>yyparse(); </text:p>
      <text:p text:style-name="P73"><text:tab/>return 1; </text:p>
      <text:p text:style-name="P73">}</text:p>
      <text:p text:style-name="P113"><text:soft-page-break/></text:p>
      <text:p text:style-name="P90"><text:span text:style-name="T385">As noted earlier, </text:span><text:span text:style-name="T365">yyparse() in</text:span><text:span text:style-name="T385">vokes</text:span><text:span text:style-name="T365"> yylex() to read t</text:span><text:span text:style-name="T385">okens from the input. <text:s/>For example, </text:span><text:span text:style-name="T365"><text:s/></text:span><text:span text:style-name="T366">yylex() re</text:span><text:span text:style-name="T368">ads</text:span><text:span text:style-name="T366"> <text:s/>the input and</text:span><text:span text:style-name="T365"> returns </text:span><text:span text:style-name="T366">the token DIGIT when it finds first number 2 in the input. </text:span></text:p>
      <text:p text:style-name="P114"/>
      <text:p text:style-name="P73">yylex() </text:p>
      <text:p text:style-name="P73">{ </text:p>
      <text:p text:style-name="P73"><text:tab/>int c; </text:p>
      <text:p text:style-name="P73"><text:tab/>c = getchar(); </text:p>
      <text:p text:style-name="P73"><text:tab/>if(isdigit(c)) </text:p>
      <text:p text:style-name="P73"><text:tab/>{ </text:p>
      <text:p text:style-name="P73"><text:tab/><text:tab/>pos++;<text:tab/><text:tab/> </text:p>
      <text:p text:style-name="P73"><text:tab/><text:tab/>return DIGIT; </text:p>
      <text:p text:style-name="P73"><text:tab/>} </text:p>
      <text:p text:style-name="P73"><text:tab/>return c; </text:p>
      <text:p text:style-name="P73">}</text:p>
      <text:p text:style-name="P73"/>
      <text:p text:style-name="P91"><text:span text:style-name="T380">NOTE: </text:span><text:span text:style-name="T275">Every time a number is found in the input stream, </text:span><text:span text:style-name="T20">yylex()</text:span><text:span text:style-name="T275"> </text:span><text:span text:style-name="T381">increments pos and </text:span><text:span text:style-name="T275">returns a token </text:span><text:span text:style-name="T20">DIGIT</text:span><text:span text:style-name="T275"> to </text:span><text:span text:style-name="T20">yyparse()</text:span><text:span text:style-name="T275">. If any character other than a number is found, </text:span><text:span text:style-name="T20">yylex()</text:span><text:span text:style-name="T275"> </text:span><text:span text:style-name="T381">simply </text:span><text:span text:style-name="T275">returns the character itself to </text:span><text:span text:style-name="T20">yyparse()</text:span><text:span text:style-name="T275">.</text:span></text:p>
      <text:p text:style-name="P116"/>
      <text:p text:style-name="P52"><text:span text:style-name="T145">I</text:span><text:span text:style-name="T144">n the process </text:span><text:span text:style-name="T145">of returning </text:span><text:span text:style-name="T55">DIGIT</text:span><text:span text:style-name="T145"> to yyparse(), </text:span><text:span text:style-name="T144"><text:s/>yylex() increments the value of pos. </text:span><text:span text:style-name="T141">So currently, pos holds the value 1 (As it was initialized to 0). </text:span></text:p>
      <text:p text:style-name="P114"/>
      <text:p text:style-name="P54"><text:span text:style-name="T146">(Remember that t</text:span><text:span text:style-name="T147">he </text:span><text:span text:style-name="T274">yyparse()</text:span><text:span text:style-name="T147"> function attempts to parse the input </text:span><text:span text:style-name="T148">expression </text:span><text:span text:style-name="T147">using the CFG specifications in the YACC program.</text:span><text:span text:style-name="T146">)</text:span></text:p>
      <text:p text:style-name="P110"/>
      <text:p text:style-name="P54"><text:span text:style-name="T141">When yyparse() receives the token </text:span><text:span text:style-name="T366">DIGIT</text:span><text:span text:style-name="T141">, it tries to match it with the body of a production. </text:span><text:span text:style-name="T149">T</text:span><text:span text:style-name="T141">he body of the production </text:span><text:span text:style-name="T57">expr: DIGIT</text:span><text:span text:style-name="T141"> matches the input and as a result </text:span><text:span text:style-name="T57">yyparse()</text:span><text:span text:style-name="T141"> executes the corresponding action i.e., </text:span><text:soft-page-break/><text:span text:style-name="T57">printf(“NUM%d “,pos)</text:span><text:span text:style-name="T141">. Hence, we see </text:span><text:span text:style-name="T57">NUM1</text:span><text:span text:style-name="T141"> on the screen. <text:s/></text:span></text:p>
      <text:p text:style-name="P114"/>
      <text:p text:style-name="P92"><text:span text:style-name="T369">Once an action has been executed, </text:span><text:span text:style-name="T56">yyparse()</text:span><text:span text:style-name="T369"> calls </text:span><text:span text:style-name="T56">yylex()</text:span><text:span text:style-name="T369"> again, (Note that this process repeats till yylex() reports end of the input). </text:span><text:span text:style-name="T370">In the second call, it returns the </text:span><text:span text:style-name="T369"><text:s text:c="2"/></text:span><text:span text:style-name="T370">character '+'. <text:s/></text:span></text:p>
      <text:p text:style-name="P117"/>
      <text:p text:style-name="P117">yyparse() once again attempts to match it with expr '+' expr. Note that, at this stage, expr '+' has been matched with the input (Since DIGIT had been previously matched with the first expr). Thus, a part of the body of the production has been matched and not the entire body itself. In an attempt to match the entire body of the production expr: expr '+' expr, yyparse() calls yylex() again. Yylex() now reads the second number 3 from the input stream and returns DIGIT. On receiving the DIGIT token, yyparse() matches it with the production expr: DIGIT and prints NUM2 as a result of executing the corresponding action. <text:s text:c="2"/></text:p>
      <text:p text:style-name="P112"/>
      <text:p text:style-name="P111"/>
      <text:p text:style-name="P115">----------------------------------------------------------------------------------------------------</text:p>
      <text:p text:style-name="P93"/>
      <text:p text:style-name="P89"><text:span text:style-name="T312">T</text:span><text:span text:style-name="T273">he program <text:s/>postfix expression and not the postfix expression itself. </text:span><text:span text:style-name="T276">For the parser to print the postfix expression it would need the value associated with every </text:span><text:span text:style-name="T21">DIGIT</text:span><text:span text:style-name="T276"> token. <text:s/></text:span><text:span text:style-name="T278">For example, the value associated with the token </text:span><text:span text:style-name="T22">NUM</text:span><text:span text:style-name="T278"> in the first sample </text:span><text:span text:style-name="T278">input/output is 2. </text:span><text:span text:style-name="T279">The value associated with </text:span><text:span text:style-name="T281">a</text:span><text:span text:style-name="T279"> token is called an </text:span><text:span text:style-name="T78">attribute.</text:span></text:p>
      <text:p text:style-name="P94"/>
      <text:p text:style-name="P89"><text:span text:style-name="T276"><text:tab/>In the above program </text:span><text:span text:style-name="T21">yylex()</text:span><text:span text:style-name="T276"> simply returns the token DIGIT to </text:span><text:span text:style-name="T21">yyparse()</text:span><text:span text:style-name="T276"> and does not return </text:span><text:span text:style-name="T280">any</text:span><text:span text:style-name="T276"> value associated with it. In order to facilitate this, there must </text:span><text:span text:style-name="T277">b</text:span><text:span text:style-name="T276">e some method to </text:span><text:span text:style-name="T283">return</text:span><text:span text:style-name="T276"> </text:span><text:span text:style-name="T282">an </text:span><text:span text:style-name="T276">attribute along with the token from </text:span><text:span text:style-name="T21">yylex()</text:span><text:span text:style-name="T276"> to </text:span><text:span text:style-name="T21">yyparse()</text:span><text:span text:style-name="T276">. This can be achieved </text:span><text:span text:style-name="T310">using</text:span><text:span text:style-name="T276"> a variable called </text:span><text:span text:style-name="T21">yylval</text:span><text:span text:style-name="T276">. </text:span><text:span text:style-name="T284">The next program </text:span><text:span text:style-name="T284">shows how it is done.</text:span></text:p>
      <text:p text:style-name="P95"><text:soft-page-break/></text:p>
      <text:p text:style-name="P153"/>
      <text:p text:style-name="P127"><text:span text:style-name="T285">4.<text:tab/>The Infix to Postfix program, </text:span><text:span text:style-name="T286">revised</text:span></text:p>
      <text:p text:style-name="P132"/>
      <text:p text:style-name="P134">%{ </text:p>
      <text:p text:style-name="P134"/>
      <text:p text:style-name="P134">#include &lt;stdio.h&gt; </text:p>
      <text:p text:style-name="P134"/>
      <text:p text:style-name="P134">%} </text:p>
      <text:p text:style-name="P134"/>
      <text:p text:style-name="P134">%token DIGIT </text:p>
      <text:p text:style-name="P134"/>
      <text:p text:style-name="P134">%% </text:p>
      <text:p text:style-name="P134"/>
      <text:p text:style-name="P134">start : expr '\n'<text:tab/><text:tab/><text:tab/>{printf("\nComplete");exit(1);} </text:p>
      <text:p text:style-name="P134"><text:tab/>; </text:p>
      <text:p text:style-name="P134"/>
      <text:p text:style-name="P134">expr: <text:s/>expr '+' expr<text:tab/><text:tab/>{printf("+ ");} </text:p>
      <text:p text:style-name="P134"><text:tab/>| expr '*' expr<text:tab/><text:tab/>{printf("* ");} </text:p>
      <text:p text:style-name="P134"><text:tab/>| '(' expr ')'<text:tab/> </text:p>
      <text:p text:style-name="P134"><text:tab/>| DIGIT<text:tab/><text:tab/><text:tab/><text:tab/>{printf("%d ",$1);} </text:p>
      <text:p text:style-name="P134"><text:tab/>; </text:p>
      <text:p text:style-name="P134"/>
      <text:p text:style-name="P134">%% </text:p>
      <text:p text:style-name="P134"/>
      <text:p text:style-name="P134"/>
      <text:p text:style-name="P134">yyerror() </text:p>
      <text:p text:style-name="P134">{ </text:p>
      <text:p text:style-name="P134"><text:tab/>printf("Error"); </text:p>
      <text:p text:style-name="P134">} </text:p>
      <text:p text:style-name="P134"/>
      <text:p text:style-name="P134">yylex() </text:p>
      <text:p text:style-name="P134">{ </text:p>
      <text:p text:style-name="P134"><text:tab/>int c; </text:p>
      <text:p text:style-name="P134"><text:tab/>c = getchar(); </text:p>
      <text:p text:style-name="P134"><text:soft-page-break/><text:tab/>if(isdigit(c)) </text:p>
      <text:p text:style-name="P134"><text:tab/>{ </text:p>
      <text:p text:style-name="P134"><text:tab/><text:tab/>yylval = c - '0'; </text:p>
      <text:p text:style-name="P134"><text:tab/><text:tab/>return DIGIT; </text:p>
      <text:p text:style-name="P134"><text:tab/><text:tab/> </text:p>
      <text:p text:style-name="P134"><text:tab/>} </text:p>
      <text:p text:style-name="P134"><text:tab/>return c; </text:p>
      <text:p text:style-name="P134">} </text:p>
      <text:p text:style-name="P134"/>
      <text:p text:style-name="P134">main() </text:p>
      <text:p text:style-name="P134">{ </text:p>
      <text:p text:style-name="P134"><text:tab/>yyparse(); </text:p>
      <text:p text:style-name="P134"><text:tab/>return 1; </text:p>
      <text:p text:style-name="P128"><text:span text:style-name="T287">}</text:span><text:span text:style-name="T285"> </text:span></text:p>
      <text:p text:style-name="P56"/>
      <text:p text:style-name="P56"/>
      <text:p text:style-name="P3"><text:span text:style-name="T194">yylval</text:span><text:span text:style-name="T202"> facilitates the use of attributes. </text:span><text:span text:style-name="T28">yylval</text:span><text:span text:style-name="T127"> </text:span><text:span text:style-name="T119">is a global variable </text:span><text:span text:style-name="T120">of the type </text:span><text:span text:style-name="T29">YYSTYPE</text:span><text:span text:style-name="T120"> </text:span><text:span text:style-name="T128">declared in y.tab.c</text:span><text:span text:style-name="T120">. </text:span><text:span text:style-name="T132">By default, </text:span><text:span text:style-name="T31">YYSTYPE</text:span><text:span text:style-name="T132"> is of the type </text:span><text:span text:style-name="T31">int</text:span><text:span text:style-name="T132">. This is evident </text:span><text:span text:style-name="T132">from the following code segment found in y.tab.c</text:span><text:span text:style-name="T129"> </text:span></text:p>
      <text:p text:style-name="P135"/>
      <text:p text:style-name="P135"><text:tab/>typedef int YYSTYPE; </text:p>
      <text:p text:style-name="P129"/>
      <text:p text:style-name="P4"><text:span text:style-name="T130">As a result, yylval (which is originally of the type YYSTYPE), has an </text:span><text:span text:style-name="T138">inferred</text:span><text:span text:style-name="T130"> type </text:span><text:span text:style-name="T30">int. </text:span><text:span text:style-name="T131">yylval</text:span><text:span text:style-name="T121"> is accessible by </text:span><text:span text:style-name="T23">yyparse()</text:span><text:span text:style-name="T121">, hence it helps in sharing </text:span><text:span text:style-name="T122">of data between </text:span><text:span text:style-name="T24">yylex()</text:span><text:span text:style-name="T122"> and </text:span><text:span text:style-name="T24">yyparse()</text:span><text:span text:style-name="T121">.</text:span><text:span text:style-name="T123"> </text:span><text:span text:style-name="T121">It</text:span><text:span text:style-name="T119"> is used to return other additional information about the </text:span><text:span text:style-name="T119">lexeme found to the parser </text:span><text:span text:style-name="T124">i.e.,</text:span><text:span text:style-name="T119"> </text:span><text:span text:style-name="T27">yylval</text:span><text:span text:style-name="T125"> is used to return an attribute in addition to the token </text:span><text:span text:style-name="T126">to the parser</text:span><text:span text:style-name="T125">. </text:span></text:p>
      <text:p text:style-name="P5"/>
      <text:p text:style-name="P2"><text:span text:style-name="T289">In the above example</text:span><text:span text:style-name="T288">, </text:span><text:span text:style-name="T290">the </text:span><text:span text:style-name="T25">yylex()</text:span><text:span text:style-name="T291"> returns the token </text:span><text:span text:style-name="T25">DIGIT</text:span><text:span text:style-name="T291"> and the value of the token </text:span><text:span text:style-name="T292">in</text:span><text:span text:style-name="T291"> the following code segment </text:span><text:span text:style-name="T293">under definition of </text:span><text:span text:style-name="T26">yylex()</text:span><text:span text:style-name="T133">:</text:span></text:p>
      <text:p text:style-name="P133"><text:tab/><text:tab/></text:p>
      <text:p text:style-name="P133"><text:tab/><text:tab/>yylval = c - '0'; </text:p>
      <text:p text:style-name="P133"><text:tab/><text:tab/>return DIGIT;</text:p>
      <text:p text:style-name="P133"><text:soft-page-break/></text:p>
      <text:p text:style-name="P122"><text:span text:style-name="T68">The attribute of a token can be accessed </text:span><text:span text:style-name="T69">in the action of a rule </text:span><text:span text:style-name="T68">using:</text:span></text:p>
      <text:p text:style-name="P122"><text:span text:style-name="T15">$&lt;position of </text:span><text:span text:style-name="T16">the </text:span><text:span text:style-name="T17">grammar symbol</text:span><text:span text:style-name="T15"> in body of production&gt;</text:span></text:p>
      <text:p text:style-name="P57"/>
      <text:p text:style-name="P96">Example:</text:p>
      <text:p text:style-name="P57"/>
      <text:p text:style-name="P58">expr: DIGIT<text:tab/><text:tab/>{printf(“%d”,$1);}</text:p>
      <text:p text:style-name="P97"/>
      <text:p text:style-name="P123"><text:span text:style-name="T69">The action prints the attribute associated with the token </text:span><text:span text:style-name="T18">DIGIT </text:span><text:span text:style-name="T70">obtained </text:span><text:span text:style-name="T71">through</text:span><text:span text:style-name="T19"> $1</text:span><text:span text:style-name="T69">.</text:span></text:p>
      <text:p text:style-name="P98"><text:s/></text:p>
      <text:p text:style-name="P8"><text:span text:style-name="T195">YYSTYPE</text:span><text:span text:style-name="T181"> can be defined to be of any </text:span><text:span text:style-name="T182">data </text:span><text:span text:style-name="T181">type by the </text:span><text:span text:style-name="T183">programmer</text:span><text:span text:style-name="T181">. </text:span><text:span text:style-name="T134">To </text:span><text:span text:style-name="T135">return an attribute of </text:span><text:span text:style-name="T136">a type other than int, </text:span><text:span text:style-name="T136">yylval maybe overridden by a user defined yylval in the auxiliary declarations section. </text:span><text:span text:style-name="T137">In order to return multiple attribute values for a token, it may be declared to be of the type </text:span><text:span text:style-name="T14">union</text:span><text:span text:style-name="T137">.</text:span></text:p>
      <text:p text:style-name="P6"/>
      <text:p text:style-name="P6">Example:</text:p>
      <text:p text:style-name="P7"/>
      <text:p text:style-name="P140">%{</text:p>
      <text:p text:style-name="P141"><text:tab/>#include&lt;stdio.h&gt;</text:p>
      <text:p text:style-name="P139"><text:span text:style-name="T294"><text:tab/></text:span><text:span text:style-name="T295">typedef union </text:span></text:p>
      <text:p text:style-name="P140"><text:tab/>{</text:p>
      <text:p text:style-name="P140"><text:tab/><text:tab/>int value;</text:p>
      <text:p text:style-name="P139"><text:span text:style-name="T294"><text:tab/><text:tab/>int </text:span><text:span text:style-name="T296">number_of_digits</text:span><text:span text:style-name="T294">;</text:span></text:p>
      <text:p text:style-name="P139"><text:span text:style-name="T294"><text:tab/>}</text:span><text:span text:style-name="T295">YYSTYPE</text:span><text:span text:style-name="T294">;</text:span></text:p>
      <text:p text:style-name="P139"><text:span text:style-name="T294"><text:tab/></text:span><text:span text:style-name="T297">YYSTYPE yylval;</text:span></text:p>
      <text:p text:style-name="P142"><text:span text:style-name="T90">%</text:span><text:span text:style-name="T91">}</text:span></text:p>
      <text:p text:style-name="P143"/>
      <text:p text:style-name="P140">%%</text:p>
      <text:p text:style-name="P139"/>
      <text:p text:style-name="P138"><text:tab/>/* <text:span text:style-name="T299">Rules */</text:span></text:p>
      <text:p text:style-name="P138">%%</text:p>
      <text:p text:style-name="P138"><text:tab/>/* <text:span text:style-name="T298">Auxiliary functions */</text:span></text:p>
      <text:p text:style-name="P74"><text:soft-page-break/></text:p>
      <text:p text:style-name="P95"/>
      <text:p text:style-name="P95"/>
      <text:p text:style-name="P94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2-11T17:10:27</dc:date>
    <meta:editing-duration>P1DT3H30M5S</meta:editing-duration>
    <meta:editing-cycles>533</meta:editing-cycles>
    <meta:document-statistic meta:table-count="0" meta:image-count="0" meta:object-count="0" meta:page-count="16" meta:paragraph-count="211" meta:word-count="2515" meta:character-count="15046" meta:non-whitespace-character-count="12394"/>
  </office:meta>
</office:document-meta>
</file>